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officeooo:rsid="001c83e2" officeooo:paragraph-rsid="001c83e2"/>
    </style:style>
    <style:style style:name="P4" style:family="paragraph" style:parent-style-name="Text_20_body">
      <style:paragraph-properties fo:margin-left="0cm" fo:margin-right="0cm" fo:text-align="justify" style:justify-single-word="false" fo:text-indent="0.499cm" style:auto-text-indent="false"/>
      <style:text-properties officeooo:rsid="001d3495" officeooo:paragraph-rsid="001d3495"/>
    </style:style>
    <style:style style:name="P5" style:family="paragraph" style:parent-style-name="Text_20_body">
      <style:paragraph-properties fo:margin-left="0cm" fo:margin-right="0cm" fo:text-align="justify" style:justify-single-word="false" fo:text-indent="0.499cm" style:auto-text-indent="false"/>
      <style:text-properties officeooo:rsid="001f18e1" officeooo:paragraph-rsid="001f18e1"/>
    </style:style>
    <style:style style:name="P6" style:family="paragraph" style:parent-style-name="Text_20_body">
      <style:paragraph-properties fo:margin-left="0cm" fo:margin-right="0cm" fo:text-align="justify" style:justify-single-word="false" fo:text-indent="0.499cm" style:auto-text-indent="false"/>
      <style:text-properties officeooo:rsid="001f1f0b" officeooo:paragraph-rsid="001f1f0b"/>
    </style:style>
    <style:style style:name="P7" style:family="paragraph" style:parent-style-name="Text_20_body">
      <style:paragraph-properties fo:margin-left="0cm" fo:margin-right="0cm" fo:text-align="justify" style:justify-single-word="false" fo:text-indent="0.499cm" style:auto-text-indent="false"/>
      <style:text-properties officeooo:rsid="001f9cf4" officeooo:paragraph-rsid="001f9cf4"/>
    </style:style>
    <style:style style:name="P8" style:family="paragraph" style:parent-style-name="Text_20_body">
      <style:paragraph-properties fo:margin-left="0cm" fo:margin-right="0cm" fo:text-align="justify" style:justify-single-word="false" fo:text-indent="0.499cm" style:auto-text-indent="false"/>
      <style:text-properties officeooo:rsid="001fa759" officeooo:paragraph-rsid="001fa759"/>
    </style:style>
    <style:style style:name="P9" style:family="paragraph" style:parent-style-name="Text_20_body">
      <style:paragraph-properties fo:margin-left="0cm" fo:margin-right="0cm" fo:text-align="justify" style:justify-single-word="false" fo:text-indent="0.499cm" style:auto-text-indent="false"/>
      <style:text-properties officeooo:rsid="0020cbf0" officeooo:paragraph-rsid="0020cbf0"/>
    </style:style>
    <style:style style:name="P10" style:family="paragraph" style:parent-style-name="Text_20_body">
      <style:paragraph-properties fo:margin-left="0cm" fo:margin-right="0cm" fo:text-align="justify" style:justify-single-word="false" fo:text-indent="0.499cm" style:auto-text-indent="false"/>
      <style:text-properties officeooo:rsid="002600ae" officeooo:paragraph-rsid="002600ae"/>
    </style:style>
    <style:style style:name="P11" style:family="paragraph" style:parent-style-name="Text_20_body">
      <style:paragraph-properties fo:margin-left="0cm" fo:margin-right="0cm" fo:text-align="justify" style:justify-single-word="false" fo:text-indent="0.499cm" style:auto-text-indent="false"/>
      <style:text-properties officeooo:rsid="002b4233" officeooo:paragraph-rsid="002b4233"/>
    </style:style>
    <style:style style:name="P12" style:family="paragraph" style:parent-style-name="Text_20_body">
      <style:paragraph-properties fo:margin-left="0cm" fo:margin-right="0cm" fo:text-align="justify" style:justify-single-word="false" fo:text-indent="0.499cm" style:auto-text-indent="false"/>
      <style:text-properties officeooo:rsid="002ceba5" officeooo:paragraph-rsid="002ceba5"/>
    </style:style>
    <style:style style:name="P13" style:family="paragraph" style:parent-style-name="Text_20_body">
      <style:paragraph-properties fo:margin-left="0cm" fo:margin-right="0cm" fo:text-align="justify" style:justify-single-word="false" fo:text-indent="0.499cm" style:auto-text-indent="false"/>
      <style:text-properties officeooo:rsid="002eb8ba" officeooo:paragraph-rsid="002eb8ba"/>
    </style:style>
    <style:style style:name="P14" style:family="paragraph" style:parent-style-name="Text_20_body">
      <style:paragraph-properties fo:margin-left="0cm" fo:margin-right="0cm" fo:text-align="justify" style:justify-single-word="false" fo:text-indent="0.499cm" style:auto-text-indent="false"/>
      <style:text-properties officeooo:rsid="00300ec5" officeooo:paragraph-rsid="00300ec5"/>
    </style:style>
    <style:style style:name="P15" style:family="paragraph" style:parent-style-name="Text_20_body">
      <style:paragraph-properties fo:margin-left="0cm" fo:margin-right="0cm" fo:text-align="justify" style:justify-single-word="false" fo:text-indent="0.499cm" style:auto-text-indent="false"/>
      <style:text-properties officeooo:rsid="00300ec5" officeooo:paragraph-rsid="005c6529"/>
    </style:style>
    <style:style style:name="P16" style:family="paragraph" style:parent-style-name="Text_20_body">
      <style:paragraph-properties fo:margin-left="0cm" fo:margin-right="0cm" fo:text-align="justify" style:justify-single-word="false" fo:text-indent="0.499cm" style:auto-text-indent="false"/>
      <style:text-properties fo:language="ru" fo:country="RU" officeooo:rsid="00300ec5" officeooo:paragraph-rsid="00300ec5"/>
    </style:style>
    <style:style style:name="P17" style:family="paragraph" style:parent-style-name="Text_20_body">
      <style:paragraph-properties fo:margin-left="0cm" fo:margin-right="0cm" fo:text-align="justify" style:justify-single-word="false" fo:text-indent="0.499cm" style:auto-text-indent="false"/>
      <style:text-properties fo:language="ru" fo:country="RU" officeooo:rsid="0069c7d7" officeooo:paragraph-rsid="0069c7d7"/>
    </style:style>
    <style:style style:name="P18" style:family="paragraph" style:parent-style-name="Text_20_body">
      <style:paragraph-properties fo:margin-left="0cm" fo:margin-right="0cm" fo:text-align="justify" style:justify-single-word="false" fo:text-indent="0.499cm" style:auto-text-indent="false"/>
      <style:text-properties fo:language="ru" fo:country="RU" officeooo:rsid="006aae44" officeooo:paragraph-rsid="006aae44"/>
    </style:style>
    <style:style style:name="P19" style:family="paragraph" style:parent-style-name="Text_20_body">
      <style:paragraph-properties fo:margin-left="0cm" fo:margin-right="0cm" fo:text-align="justify" style:justify-single-word="false" fo:text-indent="0.499cm" style:auto-text-indent="false"/>
      <style:text-properties officeooo:rsid="003c8076" officeooo:paragraph-rsid="0042e288"/>
    </style:style>
    <style:style style:name="P20" style:family="paragraph" style:parent-style-name="Text_20_body">
      <style:paragraph-properties fo:margin-left="0cm" fo:margin-right="0cm" fo:text-align="justify" style:justify-single-word="false" fo:text-indent="0.499cm" style:auto-text-indent="false"/>
      <style:text-properties officeooo:rsid="003c8076" officeooo:paragraph-rsid="0043b728"/>
    </style:style>
    <style:style style:name="P21" style:family="paragraph" style:parent-style-name="Text_20_body">
      <style:paragraph-properties fo:margin-left="0cm" fo:margin-right="0cm" fo:text-align="justify" style:justify-single-word="false" fo:text-indent="0.499cm" style:auto-text-indent="false"/>
      <style:text-properties officeooo:rsid="003c8076" officeooo:paragraph-rsid="004db976"/>
    </style:style>
    <style:style style:name="P22" style:family="paragraph" style:parent-style-name="Text_20_body">
      <style:paragraph-properties fo:margin-left="0cm" fo:margin-right="0cm" fo:text-align="justify" style:justify-single-word="false" fo:text-indent="0.499cm" style:auto-text-indent="false"/>
      <style:text-properties officeooo:rsid="003c8076" officeooo:paragraph-rsid="004e3143"/>
    </style:style>
    <style:style style:name="P23" style:family="paragraph" style:parent-style-name="Text_20_body">
      <style:paragraph-properties fo:margin-left="0cm" fo:margin-right="0cm" fo:text-align="justify" style:justify-single-word="false" fo:text-indent="0.499cm" style:auto-text-indent="false"/>
      <style:text-properties officeooo:rsid="003c8076" officeooo:paragraph-rsid="005937c6"/>
    </style:style>
    <style:style style:name="P24" style:family="paragraph" style:parent-style-name="Text_20_body">
      <style:paragraph-properties fo:margin-left="0cm" fo:margin-right="0cm" fo:text-align="justify" style:justify-single-word="false" fo:text-indent="0.499cm" style:auto-text-indent="false"/>
      <style:text-properties officeooo:rsid="003c8076" officeooo:paragraph-rsid="0059bb9c"/>
    </style:style>
    <style:style style:name="P25" style:family="paragraph" style:parent-style-name="Text_20_body">
      <style:paragraph-properties fo:margin-left="0cm" fo:margin-right="0cm" fo:text-align="justify" style:justify-single-word="false" fo:text-indent="0.499cm" style:auto-text-indent="false"/>
      <style:text-properties officeooo:rsid="003c8076" officeooo:paragraph-rsid="005ad559"/>
    </style:style>
    <style:style style:name="P26" style:family="paragraph" style:parent-style-name="Text_20_body">
      <style:paragraph-properties fo:margin-left="0cm" fo:margin-right="0cm" fo:text-align="justify" style:justify-single-word="false" fo:text-indent="0.499cm" style:auto-text-indent="false"/>
      <style:text-properties officeooo:rsid="003c8076" officeooo:paragraph-rsid="005ae50c"/>
    </style:style>
    <style:style style:name="P27" style:family="paragraph" style:parent-style-name="Text_20_body">
      <style:paragraph-properties fo:margin-left="0cm" fo:margin-right="0cm" fo:text-align="justify" style:justify-single-word="false" fo:text-indent="0.499cm" style:auto-text-indent="false"/>
      <style:text-properties officeooo:rsid="003c8076" officeooo:paragraph-rsid="005de3c0"/>
    </style:style>
    <style:style style:name="P28" style:family="paragraph" style:parent-style-name="Text_20_body" style:master-page-name="">
      <style:paragraph-properties fo:margin-left="0cm" fo:margin-right="0cm" fo:margin-top="0cm" fo:margin-bottom="0.212cm" style:contextual-spacing="false" fo:text-align="justify" style:justify-single-word="false" fo:text-indent="0.499cm" style:auto-text-indent="false" style:page-number="auto"/>
    </style:style>
    <style:style style:name="P29" style:family="paragraph" style:parent-style-name="Text_20_body">
      <style:paragraph-properties fo:margin-left="0cm" fo:margin-right="0cm" fo:margin-top="0cm" fo:margin-bottom="0.212cm" style:contextual-spacing="false" fo:text-align="justify" style:justify-single-word="false" fo:text-indent="0.499cm" style:auto-text-indent="false"/>
    </style:style>
    <style:style style:name="P30"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rsid="0027cde8" officeooo:paragraph-rsid="0027cde8"/>
    </style:style>
    <style:style style:name="P31"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en" fo:country="US" officeooo:paragraph-rsid="00693615"/>
    </style:style>
    <style:style style:name="P32"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33"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16dd81" officeooo:paragraph-rsid="0016dd81"/>
    </style:style>
    <style:style style:name="P34"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7d86" officeooo:paragraph-rsid="00167d86"/>
    </style:style>
    <style:style style:name="P3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6dd81" officeooo:paragraph-rsid="0016dd81"/>
    </style:style>
    <style:style style:name="P36"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officeooo:rsid="0018c4f4" officeooo:paragraph-rsid="0018c4f4"/>
    </style:style>
    <style:style style:name="P37"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color="#800000" fo:language="ru" fo:country="RU" officeooo:paragraph-rsid="00693615"/>
    </style:style>
    <style:style style:name="P38" style:family="paragraph" style:parent-style-name="Text_20_body">
      <style:text-properties fo:language="ru" fo:country="RU"/>
    </style:style>
    <style:style style:name="P39" style:family="paragraph" style:parent-style-name="Text_20_body">
      <style:paragraph-properties fo:text-align="justify" style:justify-single-word="false"/>
      <style:text-properties fo:language="ru" fo:country="RU"/>
    </style:style>
    <style:style style:name="P40" style:family="paragraph" style:parent-style-name="Text_20_body">
      <style:paragraph-properties fo:margin-top="0cm" fo:margin-bottom="0.212cm" style:contextual-spacing="false" fo:text-align="justify" style:justify-single-word="false"/>
      <style:text-properties fo:language="ru" fo:country="RU" officeooo:rsid="003a9e10" officeooo:paragraph-rsid="003a9e10"/>
    </style:style>
    <style:style style:name="P41" style:family="paragraph" style:parent-style-name="Text_20_body">
      <style:paragraph-properties fo:margin-top="0cm" fo:margin-bottom="0.212cm" style:contextual-spacing="false" fo:text-align="justify" style:justify-single-word="false"/>
      <style:text-properties fo:language="ru" fo:country="RU" officeooo:rsid="0031f77d" officeooo:paragraph-rsid="003354bb"/>
    </style:style>
    <style:style style:name="P42" style:family="paragraph" style:parent-style-name="Text_20_body">
      <style:paragraph-properties fo:margin-top="0cm" fo:margin-bottom="0.212cm" style:contextual-spacing="false" fo:text-align="justify" style:justify-single-word="false"/>
      <style:text-properties fo:language="ru" fo:country="RU" officeooo:rsid="0040fc3c" officeooo:paragraph-rsid="0040fc3c"/>
    </style:style>
    <style:style style:name="P43" style:family="paragraph" style:parent-style-name="Text_20_body">
      <style:paragraph-properties fo:margin-top="0cm" fo:margin-bottom="0.212cm" style:contextual-spacing="false" fo:text-align="justify" style:justify-single-word="false"/>
      <style:text-properties fo:language="ru" fo:country="RU" officeooo:rsid="0045cd10" officeooo:paragraph-rsid="0045cd10"/>
    </style:style>
    <style:style style:name="P44" style:family="paragraph" style:parent-style-name="Text_20_body">
      <style:paragraph-properties fo:margin-top="0cm" fo:margin-bottom="0.212cm" style:contextual-spacing="false" fo:text-align="justify" style:justify-single-word="false"/>
      <style:text-properties fo:language="ru" fo:country="RU" officeooo:rsid="0049503c" officeooo:paragraph-rsid="0049503c"/>
    </style:style>
    <style:style style:name="P45" style:family="paragraph" style:parent-style-name="Text_20_body">
      <style:paragraph-properties fo:margin-top="0cm" fo:margin-bottom="0.212cm" style:contextual-spacing="false" fo:text-align="justify" style:justify-single-word="false"/>
      <style:text-properties fo:language="ru" fo:country="RU" officeooo:rsid="004eac78" officeooo:paragraph-rsid="004eac78"/>
    </style:style>
    <style:style style:name="P46" style:family="paragraph" style:parent-style-name="Text_20_body">
      <style:paragraph-properties fo:margin-top="0cm" fo:margin-bottom="0.212cm" style:contextual-spacing="false" fo:text-align="justify" style:justify-single-word="false"/>
      <style:text-properties fo:language="ru" fo:country="RU" officeooo:rsid="0050032e" officeooo:paragraph-rsid="0050032e"/>
    </style:style>
    <style:style style:name="P47" style:family="paragraph" style:parent-style-name="Text_20_body">
      <style:paragraph-properties fo:margin-top="0cm" fo:margin-bottom="0.212cm" style:contextual-spacing="false" fo:text-align="justify" style:justify-single-word="false"/>
      <style:text-properties fo:language="ru" fo:country="RU" officeooo:rsid="00520e9f" officeooo:paragraph-rsid="00520e9f"/>
    </style:style>
    <style:style style:name="P48" style:family="paragraph" style:parent-style-name="Text_20_body">
      <style:paragraph-properties fo:margin-top="0cm" fo:margin-bottom="0.212cm" style:contextual-spacing="false" fo:text-align="justify" style:justify-single-word="false"/>
      <style:text-properties fo:language="ru" fo:country="RU" officeooo:rsid="00536eae" officeooo:paragraph-rsid="00536eae"/>
    </style:style>
    <style:style style:name="P49" style:family="paragraph" style:parent-style-name="Text_20_body">
      <style:paragraph-properties fo:margin-top="0cm" fo:margin-bottom="0.212cm" style:contextual-spacing="false" fo:text-align="justify" style:justify-single-word="false"/>
      <style:text-properties fo:language="ru" fo:country="RU" officeooo:rsid="0057b8d6" officeooo:paragraph-rsid="0057b8d6"/>
    </style:style>
    <style:style style:name="P50"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580bce"/>
    </style:style>
    <style:style style:name="P51" style:family="paragraph" style:parent-style-name="Text_20_body">
      <style:paragraph-properties fo:margin-top="0cm" fo:margin-bottom="0.212cm" style:contextual-spacing="false" fo:text-align="justify" style:justify-single-word="false"/>
      <style:text-properties fo:language="ru" fo:country="RU" officeooo:rsid="00580bce" officeooo:paragraph-rsid="0081d4fd"/>
    </style:style>
    <style:style style:name="P52" style:family="paragraph" style:parent-style-name="Text_20_body">
      <style:paragraph-properties fo:margin-top="0cm" fo:margin-bottom="0.212cm" style:contextual-spacing="false" fo:text-align="justify" style:justify-single-word="false"/>
      <style:text-properties fo:language="ru" fo:country="RU" officeooo:rsid="0058ca7e" officeooo:paragraph-rsid="0058ca7e"/>
    </style:style>
    <style:style style:name="P53" style:family="paragraph" style:parent-style-name="Text_20_body">
      <style:paragraph-properties fo:margin-top="0cm" fo:margin-bottom="0.212cm" style:contextual-spacing="false" fo:text-align="justify" style:justify-single-word="false"/>
      <style:text-properties fo:language="ru" fo:country="RU" officeooo:rsid="0018c4f4" officeooo:paragraph-rsid="002490bc"/>
    </style:style>
    <style:style style:name="P54" style:family="paragraph" style:parent-style-name="Text_20_body">
      <style:paragraph-properties fo:margin-top="0cm" fo:margin-bottom="0.212cm" style:contextual-spacing="false" fo:text-align="justify" style:justify-single-word="false"/>
      <style:text-properties officeooo:rsid="002490bc" officeooo:paragraph-rsid="002490bc"/>
    </style:style>
    <style:style style:name="P55" style:family="paragraph" style:parent-style-name="Text_20_body">
      <style:paragraph-properties fo:margin-top="0cm" fo:margin-bottom="0.212cm" style:contextual-spacing="false" fo:text-align="justify" style:justify-single-word="false"/>
      <style:text-properties fo:language="en" fo:country="US" officeooo:rsid="003f746c" officeooo:paragraph-rsid="003f746c"/>
    </style:style>
    <style:style style:name="P56" style:family="paragraph" style:parent-style-name="Text_20_body">
      <style:paragraph-properties fo:margin-top="0cm" fo:margin-bottom="0.212cm" style:contextual-spacing="false" fo:text-align="justify" style:justify-single-word="false"/>
      <style:text-properties fo:language="en" fo:country="US" officeooo:rsid="0040a9d0" officeooo:paragraph-rsid="0040a9d0"/>
    </style:style>
    <style:style style:name="P57" style:family="paragraph" style:parent-style-name="Text_20_body">
      <style:paragraph-properties fo:margin-top="0cm" fo:margin-bottom="0.212cm" style:contextual-spacing="false" fo:text-align="justify" style:justify-single-word="false"/>
      <style:text-properties fo:language="en" fo:country="US" officeooo:rsid="0040fc3c" officeooo:paragraph-rsid="0040fc3c"/>
    </style:style>
    <style:style style:name="P58" style:family="paragraph" style:parent-style-name="Text_20_body">
      <style:paragraph-properties fo:margin-top="0cm" fo:margin-bottom="0.212cm" style:contextual-spacing="false" fo:text-align="justify" style:justify-single-word="false"/>
      <style:text-properties fo:language="en" fo:country="US" officeooo:rsid="0044584a" officeooo:paragraph-rsid="0044584a"/>
    </style:style>
    <style:style style:name="P59" style:family="paragraph" style:parent-style-name="Text_20_body">
      <style:paragraph-properties fo:margin-top="0cm" fo:margin-bottom="0.212cm" style:contextual-spacing="false" fo:text-align="justify" style:justify-single-word="false"/>
      <style:text-properties fo:language="en" fo:country="US" officeooo:rsid="0045cd10" officeooo:paragraph-rsid="0045cd10"/>
    </style:style>
    <style:style style:name="P60"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47aaea"/>
    </style:style>
    <style:style style:name="P61" style:family="paragraph" style:parent-style-name="Text_20_body">
      <style:paragraph-properties fo:margin-top="0cm" fo:margin-bottom="0.212cm" style:contextual-spacing="false" fo:text-align="justify" style:justify-single-word="false"/>
      <style:text-properties fo:language="en" fo:country="US" officeooo:rsid="0047aaea" officeooo:paragraph-rsid="00512708"/>
    </style:style>
    <style:style style:name="P62" style:family="paragraph" style:parent-style-name="Text_20_body">
      <style:paragraph-properties fo:margin-top="0cm" fo:margin-bottom="0.212cm" style:contextual-spacing="false" fo:text-align="justify" style:justify-single-word="false"/>
      <style:text-properties fo:language="en" fo:country="US" officeooo:rsid="0049503c" officeooo:paragraph-rsid="0049503c"/>
    </style:style>
    <style:style style:name="P63"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4c481d"/>
    </style:style>
    <style:style style:name="P64" style:family="paragraph" style:parent-style-name="Text_20_body">
      <style:paragraph-properties fo:margin-top="0cm" fo:margin-bottom="0.212cm" style:contextual-spacing="false" fo:text-align="justify" style:justify-single-word="false"/>
      <style:text-properties fo:language="en" fo:country="US" officeooo:rsid="004c481d" officeooo:paragraph-rsid="0065799e"/>
    </style:style>
    <style:style style:name="P65" style:family="paragraph" style:parent-style-name="Text_20_body" style:master-page-name="">
      <style:paragraph-properties fo:margin-left="0cm" fo:margin-right="0cm" fo:margin-top="0cm" fo:margin-bottom="0.212cm" style:contextual-spacing="false" fo:text-align="justify" style:justify-single-word="false" fo:text-indent="0.529cm" style:auto-text-indent="false" style:page-number="auto"/>
      <style:text-properties fo:language="ru" fo:country="RU" officeooo:rsid="002490bc" officeooo:paragraph-rsid="002490bc"/>
    </style:style>
    <style:style style:name="P66" style:family="paragraph" style:parent-style-name="First_20_line_20_indent">
      <style:text-properties officeooo:rsid="0038cae1" officeooo:paragraph-rsid="0038cae1"/>
    </style:style>
    <style:style style:name="P67" style:family="paragraph" style:parent-style-name="First_20_line_20_indent">
      <style:text-properties officeooo:rsid="003a9e10" officeooo:paragraph-rsid="003a9e10"/>
    </style:style>
    <style:style style:name="P68" style:family="paragraph" style:parent-style-name="First_20_line_20_indent">
      <style:text-properties fo:language="ru" fo:country="RU" officeooo:rsid="0038cae1" officeooo:paragraph-rsid="0038cae1"/>
    </style:style>
    <style:style style:name="P69" style:family="paragraph" style:parent-style-name="First_20_line_20_indent">
      <style:text-properties fo:language="ru" fo:country="RU" officeooo:rsid="0038cae1" officeooo:paragraph-rsid="003a9e10"/>
    </style:style>
    <style:style style:name="P70" style:family="paragraph" style:parent-style-name="First_20_line_20_indent">
      <style:text-properties fo:language="ru" fo:country="RU" officeooo:rsid="003a9e10" officeooo:paragraph-rsid="003a9e10"/>
    </style:style>
    <style:style style:name="P71" style:family="paragraph" style:parent-style-name="First_20_line_20_indent">
      <style:text-properties fo:font-size="15pt" fo:language="ru" fo:country="RU" officeooo:rsid="003a9e10" officeooo:paragraph-rsid="003a9e10" style:font-size-asian="15pt" style:font-size-complex="15pt"/>
    </style:style>
    <style:style style:name="P72" style:family="paragraph" style:parent-style-name="First_20_line_20_indent">
      <style:paragraph-properties fo:margin-left="0cm" fo:margin-right="0cm" fo:text-indent="0cm" style:auto-text-indent="false"/>
      <style:text-properties officeooo:rsid="0036b666" officeooo:paragraph-rsid="0036b666"/>
    </style:style>
    <style:style style:name="P73" style:family="paragraph" style:parent-style-name="First_20_line_20_indent">
      <style:paragraph-properties fo:margin-left="0cm" fo:margin-right="0cm" fo:text-indent="0cm" style:auto-text-indent="false"/>
      <style:text-properties fo:language="ru" fo:country="RU" officeooo:rsid="0036b666" officeooo:paragraph-rsid="0036b666"/>
    </style:style>
    <style:style style:name="P7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paragraph-rsid="0062a496"/>
    </style:style>
    <style:style style:name="P7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2a496" officeooo:paragraph-rsid="0062a496"/>
    </style:style>
    <style:style style:name="P7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officeooo:rsid="0067e160" officeooo:paragraph-rsid="0067e160"/>
    </style:style>
    <style:style style:name="P7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7e160" officeooo:paragraph-rsid="0067e160"/>
    </style:style>
    <style:style style:name="P7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86db5" officeooo:paragraph-rsid="00686db5"/>
    </style:style>
    <style:style style:name="P7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bc731" officeooo:paragraph-rsid="006bc731"/>
    </style:style>
    <style:style style:name="P8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6ce1d7" officeooo:paragraph-rsid="006ce1d7"/>
    </style:style>
    <style:style style:name="P8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1dbb7" officeooo:paragraph-rsid="0071dbb7"/>
    </style:style>
    <style:style style:name="P8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4d0c0" officeooo:paragraph-rsid="0074d0c0"/>
    </style:style>
    <style:style style:name="P8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71ce4" officeooo:paragraph-rsid="00769cd4"/>
    </style:style>
    <style:style style:name="P84"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b347a"/>
    </style:style>
    <style:style style:name="P8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ru" fo:country="RU" officeooo:rsid="0079c144" officeooo:paragraph-rsid="0079c144"/>
    </style:style>
    <style:style style:name="P8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75dba3" officeooo:paragraph-rsid="0075dba3"/>
    </style:style>
    <style:style style:name="P8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1d4fd" officeooo:paragraph-rsid="0081d4fd"/>
    </style:style>
    <style:style style:name="P8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6bc731" officeooo:paragraph-rsid="006bc731"/>
    </style:style>
    <style:style style:name="P8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69cd4" officeooo:paragraph-rsid="00769cd4"/>
    </style:style>
    <style:style style:name="P9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7e9387"/>
    </style:style>
    <style:style style:name="P9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b347a" officeooo:paragraph-rsid="007b347a"/>
    </style:style>
    <style:style style:name="P9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c2bb7" officeooo:paragraph-rsid="007c2bb7"/>
    </style:style>
    <style:style style:name="P9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e9387" officeooo:paragraph-rsid="007e9387"/>
    </style:style>
    <style:style style:name="P9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rsid="007df046" officeooo:paragraph-rsid="008011e6"/>
    </style:style>
    <style:style style:name="P9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bc731" officeooo:paragraph-rsid="006bc731"/>
    </style:style>
    <style:style style:name="P9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cd6fa" officeooo:paragraph-rsid="006cd6fa"/>
    </style:style>
    <style:style style:name="P9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6e63df" officeooo:paragraph-rsid="006e63df"/>
    </style:style>
    <style:style style:name="P9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df046" officeooo:paragraph-rsid="007df046"/>
    </style:style>
    <style:style style:name="P9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769cd4"/>
    </style:style>
    <style:style style:name="P10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769cd4" officeooo:paragraph-rsid="0083672f"/>
    </style:style>
    <style:style style:name="P10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3672f" officeooo:paragraph-rsid="0083672f"/>
    </style:style>
    <style:style style:name="P10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69cd4" officeooo:paragraph-rsid="00769cd4"/>
    </style:style>
    <style:style style:name="P10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c2bb7"/>
    </style:style>
    <style:style style:name="P10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en" fo:country="US" officeooo:rsid="00771ce4" officeooo:paragraph-rsid="007df046"/>
    </style:style>
    <style:style style:name="P105" style:family="paragraph" style:parent-style-name="Text_20_body">
      <style:paragraph-properties fo:margin-left="0cm" fo:margin-right="0cm" fo:margin-top="0cm" fo:margin-bottom="0.212cm" style:contextual-spacing="false" fo:text-align="center" style:justify-single-word="false" fo:text-indent="0cm" style:auto-text-indent="false"/>
      <style:text-properties fo:language="en" fo:country="US" officeooo:rsid="00771ce4" officeooo:paragraph-rsid="007b347a"/>
    </style:style>
    <style:style style:name="P106" style:family="paragraph" style:parent-style-name="Heading_20_1">
      <style:paragraph-properties fo:margin-left="0cm" fo:margin-right="0cm" fo:text-align="center" style:justify-single-word="false" fo:text-indent="0.499cm" style:auto-text-indent="false"/>
    </style:style>
    <style:style style:name="P107" style:family="paragraph" style:parent-style-name="Heading_20_2">
      <style:text-properties fo:language="ru" fo:country="RU"/>
    </style:style>
    <style:style style:name="P108" style:family="paragraph" style:parent-style-name="Heading_20_2">
      <style:text-properties fo:language="ru" fo:country="RU" officeooo:rsid="0042e052"/>
    </style:style>
    <style:style style:name="P109" style:family="paragraph" style:parent-style-name="Heading_20_2">
      <style:paragraph-properties fo:margin-left="0cm" fo:margin-right="0cm" fo:text-indent="0.499cm" style:auto-text-indent="false"/>
    </style:style>
    <style:style style:name="P110" style:family="paragraph" style:parent-style-name="First_20_line_20_indent" style:list-style-name="L14"/>
    <style:style style:name="P111" style:family="paragraph" style:parent-style-name="First_20_line_20_indent" style:list-style-name="L14">
      <style:text-properties officeooo:rsid="0036b666" officeooo:paragraph-rsid="0036b666"/>
    </style:style>
    <style:style style:name="P112" style:family="paragraph" style:parent-style-name="First_20_line_20_indent" style:list-style-name="L14">
      <style:text-properties fo:language="ru" fo:country="RU" officeooo:rsid="0036b666" officeooo:paragraph-rsid="0036b666"/>
    </style:style>
    <style:style style:name="P113" style:family="paragraph" style:parent-style-name="First_20_line_20_indent" style:list-style-name="L15">
      <style:text-properties fo:language="ru" fo:country="RU" officeooo:rsid="0036b666" officeooo:paragraph-rsid="0036b666"/>
    </style:style>
    <style:style style:name="P114" style:family="paragraph" style:parent-style-name="First_20_line_20_indent" style:list-style-name="L15">
      <style:paragraph-properties fo:margin-left="0cm" fo:margin-right="0cm" fo:text-indent="0cm" style:auto-text-indent="false"/>
      <style:text-properties officeooo:rsid="0036b666" officeooo:paragraph-rsid="0036b666"/>
    </style:style>
    <style:style style:name="P115" style:family="paragraph" style:parent-style-name="Text_20_body" style:list-style-name="L4">
      <style:text-properties fo:language="ru" fo:country="RU"/>
    </style:style>
    <style:style style:name="P116" style:family="paragraph" style:parent-style-name="Text_20_body" style:list-style-name="L5">
      <style:text-properties fo:language="ru" fo:country="RU" officeooo:paragraph-rsid="001adbb3"/>
    </style:style>
    <style:style style:name="P117" style:family="paragraph" style:parent-style-name="Text_20_body" style:list-style-name="L6">
      <style:paragraph-properties fo:text-align="justify" style:justify-single-word="false"/>
      <style:text-properties fo:language="ru" fo:country="RU"/>
    </style:style>
    <style:style style:name="P118" style:family="paragraph" style:parent-style-name="Text_20_body" style:list-style-name="L7">
      <style:paragraph-properties fo:text-align="justify" style:justify-single-word="false"/>
      <style:text-properties fo:language="ru" fo:country="RU"/>
    </style:style>
    <style:style style:name="P119" style:family="paragraph" style:parent-style-name="Text_20_body" style:list-style-name="L8">
      <style:paragraph-properties fo:text-align="justify" style:justify-single-word="false"/>
      <style:text-properties fo:language="ru" fo:country="RU"/>
    </style:style>
    <style:style style:name="P120" style:family="paragraph" style:parent-style-name="Text_20_body" style:list-style-name="L1">
      <style:paragraph-properties fo:margin-left="0cm" fo:margin-right="0cm" fo:margin-top="0cm" fo:margin-bottom="0.212cm" style:contextual-spacing="false" fo:text-align="justify" style:justify-single-word="false" fo:text-indent="0.499cm" style:auto-text-indent="false"/>
    </style:style>
    <style:style style:name="P121" style:family="paragraph" style:parent-style-name="Text_20_body" style:list-style-name="L2">
      <style:paragraph-properties fo:margin-left="0cm" fo:margin-right="0cm" fo:margin-top="0cm" fo:margin-bottom="0.212cm" style:contextual-spacing="false" fo:text-align="justify" style:justify-single-word="false" fo:text-indent="0.499cm" style:auto-text-indent="false"/>
    </style:style>
    <style:style style:name="P122"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style>
    <style:style style:name="P123" style:family="paragraph" style:parent-style-name="Text_20_body" style:list-style-name="L3">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24" style:family="paragraph" style:parent-style-name="Text_20_body" style:list-style-name="L9">
      <style:paragraph-properties fo:margin-left="0cm" fo:margin-right="0cm" fo:margin-top="0cm" fo:margin-bottom="0.212cm" style:contextual-spacing="false" fo:text-align="justify" style:justify-single-word="false" fo:text-indent="0.499cm" style:auto-text-indent="false"/>
      <style:text-properties fo:language="ru" fo:country="RU"/>
    </style:style>
    <style:style style:name="P125" style:family="paragraph" style:parent-style-name="Text_20_body">
      <style:paragraph-properties fo:margin-left="0cm" fo:margin-right="0cm" fo:margin-top="0cm" fo:margin-bottom="0.212cm" style:contextual-spacing="false" fo:text-align="justify" style:justify-single-word="false" fo:text-indent="0.499cm" style:auto-text-indent="false"/>
      <style:text-properties fo:language="ru" fo:country="RU" officeooo:rsid="008acad4" officeooo:paragraph-rsid="008acad4"/>
    </style:style>
    <style:style style:name="P126" style:family="paragraph" style:parent-style-name="Text_20_body" style:list-style-name="L10">
      <style:paragraph-properties fo:margin-top="0cm" fo:margin-bottom="0.212cm" style:contextual-spacing="false" fo:text-align="justify" style:justify-single-word="false"/>
      <style:text-properties fo:language="ru" fo:country="RU" officeooo:paragraph-rsid="0016dd81"/>
    </style:style>
    <style:style style:name="P127" style:family="paragraph" style:parent-style-name="Text_20_body" style:list-style-name="L11">
      <style:paragraph-properties fo:margin-top="0cm" fo:margin-bottom="0.212cm" style:contextual-spacing="false" fo:text-align="justify" style:justify-single-word="false"/>
      <style:text-properties fo:language="ru" fo:country="RU" officeooo:rsid="0018c4f4" officeooo:paragraph-rsid="001adbb3"/>
    </style:style>
    <style:style style:name="P128" style:family="paragraph" style:parent-style-name="Text_20_body" style:list-style-name="L12">
      <style:paragraph-properties fo:margin-top="0cm" fo:margin-bottom="0.212cm" style:contextual-spacing="false" fo:text-align="justify" style:justify-single-word="false"/>
      <style:text-properties fo:language="ru" fo:country="RU" officeooo:rsid="002490bc" officeooo:paragraph-rsid="002490bc"/>
    </style:style>
    <style:style style:name="P129" style:family="paragraph" style:parent-style-name="Text_20_body" style:list-style-name="L13">
      <style:paragraph-properties fo:margin-top="0cm" fo:margin-bottom="0.212cm" style:contextual-spacing="false" fo:text-align="justify" style:justify-single-word="false"/>
      <style:text-properties fo:language="ru" fo:country="RU" officeooo:rsid="0035994d" officeooo:paragraph-rsid="0035994d"/>
    </style:style>
    <style:style style:name="P130" style:family="paragraph" style:parent-style-name="Text_20_body">
      <style:paragraph-properties fo:margin-top="0cm" fo:margin-bottom="0.212cm" style:contextual-spacing="false" fo:text-align="justify" style:justify-single-word="false"/>
      <style:text-properties fo:language="ru" fo:country="RU" officeooo:rsid="0080a8f8" officeooo:paragraph-rsid="0080a8f8"/>
    </style:style>
    <style:style style:name="P131" style:family="paragraph" style:parent-style-name="Text_20_body" style:list-style-name="L14">
      <style:paragraph-properties fo:margin-top="0cm" fo:margin-bottom="0.212cm" style:contextual-spacing="false" fo:text-align="justify" style:justify-single-word="false"/>
      <style:text-properties officeooo:paragraph-rsid="003354bb"/>
    </style:style>
    <style:style style:name="P13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0a8f8" officeooo:paragraph-rsid="0080a8f8"/>
    </style:style>
    <style:style style:name="P133"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8ece" officeooo:paragraph-rsid="00878ece"/>
    </style:style>
    <style:style style:name="P134"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7a9b7"/>
    </style:style>
    <style:style style:name="P135"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7a9b7" officeooo:paragraph-rsid="0089cd2f"/>
    </style:style>
    <style:style style:name="P136"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ru" fo:country="RU" officeooo:rsid="0089cd2f" officeooo:paragraph-rsid="0089cd2f"/>
    </style:style>
    <style:style style:name="P137"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use-window-font-color="true" fo:language="en" fo:country="US" officeooo:paragraph-rsid="00897359"/>
    </style:style>
    <style:style style:name="P138"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acad4" officeooo:paragraph-rsid="008acad4"/>
    </style:style>
    <style:style style:name="P139"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acad4" officeooo:paragraph-rsid="008b988b"/>
    </style:style>
    <style:style style:name="P14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b988b"/>
    </style:style>
    <style:style style:name="P141"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b988b" officeooo:paragraph-rsid="008d51f9"/>
    </style:style>
    <style:style style:name="P142"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fo:language="ru" fo:country="RU" officeooo:rsid="008d51f9" officeooo:paragraph-rsid="008d51f9"/>
    </style:style>
    <style:style style:name="T1" style:family="text">
      <style:text-properties fo:language="ru" fo:country="RU"/>
    </style:style>
    <style:style style:name="T2" style:family="text">
      <style:text-properties fo:language="ru" fo:country="RU" officeooo:rsid="0016dd81"/>
    </style:style>
    <style:style style:name="T3" style:family="text">
      <style:text-properties fo:language="ru" fo:country="RU" officeooo:rsid="0018c4f4"/>
    </style:style>
    <style:style style:name="T4" style:family="text">
      <style:text-properties fo:language="ru" fo:country="RU" officeooo:rsid="002123f2"/>
    </style:style>
    <style:style style:name="T5" style:family="text">
      <style:text-properties fo:language="ru" fo:country="RU" officeooo:rsid="002490bc"/>
    </style:style>
    <style:style style:name="T6" style:family="text">
      <style:text-properties fo:language="ru" fo:country="RU" officeooo:rsid="0031f77d"/>
    </style:style>
    <style:style style:name="T7" style:family="text">
      <style:text-properties fo:language="ru" fo:country="RU" officeooo:rsid="003354bb"/>
    </style:style>
    <style:style style:name="T8" style:family="text">
      <style:text-properties fo:language="ru" fo:country="RU" officeooo:rsid="0035150c"/>
    </style:style>
    <style:style style:name="T9" style:family="text">
      <style:text-properties fo:language="ru" fo:country="RU" officeooo:rsid="0035994d"/>
    </style:style>
    <style:style style:name="T10" style:family="text">
      <style:text-properties fo:language="ru" fo:country="RU" officeooo:rsid="003820fb"/>
    </style:style>
    <style:style style:name="T11" style:family="text">
      <style:text-properties fo:language="ru" fo:country="RU" officeooo:rsid="0038cae1"/>
    </style:style>
    <style:style style:name="T12" style:family="text">
      <style:text-properties fo:language="ru" fo:country="RU" officeooo:rsid="003a9e10"/>
    </style:style>
    <style:style style:name="T13" style:family="text">
      <style:text-properties fo:language="ru" fo:country="RU" officeooo:rsid="0042e052"/>
    </style:style>
    <style:style style:name="T14" style:family="text">
      <style:text-properties fo:language="ru" fo:country="RU" officeooo:rsid="004456ac"/>
    </style:style>
    <style:style style:name="T15" style:family="text">
      <style:text-properties fo:language="ru" fo:country="RU" officeooo:rsid="00446010"/>
    </style:style>
    <style:style style:name="T16" style:family="text">
      <style:text-properties fo:language="ru" fo:country="RU" officeooo:rsid="00460ebc"/>
    </style:style>
    <style:style style:name="T17" style:family="text">
      <style:text-properties fo:language="ru" fo:country="RU" officeooo:rsid="0049503c"/>
    </style:style>
    <style:style style:name="T18" style:family="text">
      <style:text-properties fo:language="ru" fo:country="RU" officeooo:rsid="004aba67"/>
    </style:style>
    <style:style style:name="T19" style:family="text">
      <style:text-properties fo:language="ru" fo:country="RU" officeooo:rsid="004c481d"/>
    </style:style>
    <style:style style:name="T20" style:family="text">
      <style:text-properties fo:language="ru" fo:country="RU" officeooo:rsid="004d67c9"/>
    </style:style>
    <style:style style:name="T21" style:family="text">
      <style:text-properties fo:language="ru" fo:country="RU" officeooo:rsid="004eac78"/>
    </style:style>
    <style:style style:name="T22" style:family="text">
      <style:text-properties fo:language="ru" fo:country="RU" officeooo:rsid="00512708"/>
    </style:style>
    <style:style style:name="T23" style:family="text">
      <style:text-properties fo:language="ru" fo:country="RU" officeooo:rsid="005de3c0"/>
    </style:style>
    <style:style style:name="T24" style:family="text">
      <style:text-properties fo:language="ru" fo:country="RU" officeooo:rsid="005e28af"/>
    </style:style>
    <style:style style:name="T25" style:family="text">
      <style:text-properties fo:language="ru" fo:country="RU" officeooo:rsid="0060c7f9"/>
    </style:style>
    <style:style style:name="T26" style:family="text">
      <style:text-properties fo:language="ru" fo:country="RU" officeooo:rsid="0062a496"/>
    </style:style>
    <style:style style:name="T27" style:family="text">
      <style:text-properties fo:language="ru" fo:country="RU" officeooo:rsid="00645a1a"/>
    </style:style>
    <style:style style:name="T28" style:family="text">
      <style:text-properties fo:language="ru" fo:country="RU" officeooo:rsid="00670d81"/>
    </style:style>
    <style:style style:name="T29" style:family="text">
      <style:text-properties fo:language="ru" fo:country="RU" officeooo:rsid="0067e160"/>
    </style:style>
    <style:style style:name="T30" style:family="text">
      <style:text-properties fo:language="ru" fo:country="RU" officeooo:rsid="00686db5"/>
    </style:style>
    <style:style style:name="T31" style:family="text">
      <style:text-properties fo:language="ru" fo:country="RU" officeooo:rsid="00693615"/>
    </style:style>
    <style:style style:name="T32" style:family="text">
      <style:text-properties fo:language="ru" fo:country="RU" officeooo:rsid="0058940c"/>
    </style:style>
    <style:style style:name="T33" style:family="text">
      <style:text-properties fo:language="ru" fo:country="RU" officeooo:rsid="006e63df"/>
    </style:style>
    <style:style style:name="T34" style:family="text">
      <style:text-properties fo:language="ru" fo:country="RU" officeooo:rsid="00771ce4"/>
    </style:style>
    <style:style style:name="T35" style:family="text">
      <style:text-properties fo:language="ru" fo:country="RU" officeooo:rsid="007854bb"/>
    </style:style>
    <style:style style:name="T36" style:family="text">
      <style:text-properties fo:language="ru" fo:country="RU" officeooo:rsid="0079bb11"/>
    </style:style>
    <style:style style:name="T37" style:family="text">
      <style:text-properties fo:language="ru" fo:country="RU" officeooo:rsid="0079c144"/>
    </style:style>
    <style:style style:name="T38" style:family="text">
      <style:text-properties fo:language="ru" fo:country="RU" officeooo:rsid="007b347a"/>
    </style:style>
    <style:style style:name="T39" style:family="text">
      <style:text-properties fo:language="ru" fo:country="RU" officeooo:rsid="007c2bb7"/>
    </style:style>
    <style:style style:name="T40" style:family="text">
      <style:text-properties fo:language="ru" fo:country="RU" officeooo:rsid="007df046"/>
    </style:style>
    <style:style style:name="T41" style:family="text">
      <style:text-properties fo:language="ru" fo:country="RU" officeooo:rsid="007e9387"/>
    </style:style>
    <style:style style:name="T42" style:family="text">
      <style:text-properties fo:language="ru" fo:country="RU" officeooo:rsid="007ed975"/>
    </style:style>
    <style:style style:name="T43" style:family="text">
      <style:text-properties fo:language="ru" fo:country="RU" officeooo:rsid="008011e6"/>
    </style:style>
    <style:style style:name="T44" style:family="text">
      <style:text-properties fo:language="ru" fo:country="RU" officeooo:rsid="00808b14"/>
    </style:style>
    <style:style style:name="T45" style:family="text">
      <style:text-properties fo:language="ru" fo:country="RU" officeooo:rsid="0081d4fd"/>
    </style:style>
    <style:style style:name="T46" style:family="text">
      <style:text-properties fo:language="ru" fo:country="RU" officeooo:rsid="0087a9b7"/>
    </style:style>
    <style:style style:name="T47" style:family="text">
      <style:text-properties fo:language="ru" fo:country="RU" officeooo:rsid="008cfdf6"/>
    </style:style>
    <style:style style:name="T48" style:family="text">
      <style:text-properties fo:language="en" fo:country="US"/>
    </style:style>
    <style:style style:name="T49" style:family="text">
      <style:text-properties fo:language="en" fo:country="US" officeooo:rsid="0067e160"/>
    </style:style>
    <style:style style:name="T50" style:family="text">
      <style:text-properties fo:language="en" fo:country="US" officeooo:rsid="0081d4fd"/>
    </style:style>
    <style:style style:name="T51" style:family="text">
      <style:text-properties fo:language="en" fo:country="US" officeooo:rsid="008458d7"/>
    </style:style>
    <style:style style:name="T52" style:family="text">
      <style:text-properties fo:color="#800000"/>
    </style:style>
    <style:style style:name="T53" style:family="text">
      <style:text-properties fo:color="#800000" fo:language="ru" fo:country="RU"/>
    </style:style>
    <style:style style:name="T54" style:family="text">
      <style:text-properties style:use-window-font-color="true"/>
    </style:style>
    <style:style style:name="T55" style:family="text">
      <style:text-properties officeooo:rsid="00167d86"/>
    </style:style>
    <style:style style:name="T56" style:family="text">
      <style:text-properties officeooo:rsid="0018c4f4"/>
    </style:style>
    <style:style style:name="T57" style:family="text">
      <style:text-properties officeooo:rsid="003f3519"/>
    </style:style>
    <style:style style:name="T58" style:family="text">
      <style:text-properties fo:color="#ff3333" fo:language="ru" fo:country="RU"/>
    </style:style>
    <style:style style:name="T59" style:family="text">
      <style:text-properties fo:color="#ff3333" officeooo:rsid="0081d4fd"/>
    </style:style>
    <style:style style:name="T60" style:family="text">
      <style:text-properties fo:color="#ff3333" officeooo:rsid="008458d7"/>
    </style:style>
    <style:style style:name="T61" style:family="text">
      <style:text-properties fo:color="#ff3333" officeooo:rsid="00866523"/>
    </style:style>
    <style:style style:name="T62" style:family="text">
      <style:text-properties fo:color="#ff3333" officeooo:rsid="0087a9b7"/>
    </style:style>
    <style:style style:name="T63" style:family="text">
      <style:text-properties officeooo:rsid="004c0973"/>
    </style:style>
    <style:style style:name="T64" style:family="text">
      <style:text-properties officeooo:rsid="0050032e"/>
    </style:style>
    <style:style style:name="T65" style:family="text">
      <style:text-properties officeooo:rsid="00512708"/>
    </style:style>
    <style:style style:name="T66" style:family="text">
      <style:text-properties officeooo:rsid="00536eae"/>
    </style:style>
    <style:style style:name="T67" style:family="text">
      <style:text-properties officeooo:rsid="0057537e"/>
    </style:style>
    <style:style style:name="T68" style:family="text">
      <style:text-properties officeooo:rsid="0057b8d6"/>
    </style:style>
    <style:style style:name="T69" style:family="text">
      <style:text-properties officeooo:rsid="0058940c"/>
    </style:style>
    <style:style style:name="T70" style:family="text">
      <style:text-properties officeooo:rsid="005e28af"/>
    </style:style>
    <style:style style:name="T71" style:family="text">
      <style:text-properties officeooo:rsid="00670d81"/>
    </style:style>
    <style:style style:name="T72" style:family="text">
      <style:text-properties officeooo:rsid="006e63df"/>
    </style:style>
    <style:style style:name="T73" style:family="text">
      <style:text-properties officeooo:rsid="00706e09"/>
    </style:style>
    <style:style style:name="T74" style:family="text">
      <style:text-properties officeooo:rsid="00738d4d"/>
    </style:style>
    <style:style style:name="T75" style:family="text">
      <style:text-properties officeooo:rsid="00769cd4"/>
    </style:style>
    <style:style style:name="T76" style:family="text">
      <style:text-properties officeooo:rsid="0079c144"/>
    </style:style>
    <style:style style:name="T77" style:family="text">
      <style:text-properties officeooo:rsid="007e9387"/>
    </style:style>
    <style:style style:name="T78" style:family="text">
      <style:text-properties officeooo:rsid="008011e6"/>
    </style:style>
    <style:style style:name="T79" style:family="text">
      <style:text-properties officeooo:rsid="0081d4fd"/>
    </style:style>
    <style:style style:name="T80" style:family="text">
      <style:text-properties officeooo:rsid="008458d7"/>
    </style:style>
    <style:style style:name="T81" style:family="text">
      <style:text-properties officeooo:rsid="00866523"/>
    </style:style>
    <style:style style:name="T82" style:family="text">
      <style:text-properties officeooo:rsid="00876de6"/>
    </style:style>
    <style:style style:name="T83" style:family="text">
      <style:text-properties officeooo:rsid="0087995a"/>
    </style:style>
    <style:style style:name="T84" style:family="text">
      <style:text-properties officeooo:rsid="00897359"/>
    </style:style>
    <style:style style:name="T85" style:family="text">
      <style:text-properties officeooo:rsid="0089cd2f"/>
    </style:style>
    <style:style style:name="T86" style:family="text">
      <style:text-properties officeooo:rsid="008b988b"/>
    </style:style>
    <style:style style:name="T87" style:family="text">
      <style:text-properties officeooo:rsid="008cfdf6"/>
    </style:style>
    <style:style style:name="T88" style:family="text">
      <style:text-properties officeooo:rsid="008d51f9"/>
    </style:style>
    <style:style style:name="T89" style:family="text">
      <style:text-properties officeooo:rsid="008dde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Последний фанфик</text:h>
      <text:p text:style-name="P1"/>
      <text:p text:style-name="P16">Оригинал (недоступен, «<text:span text:style-name="T57">спасибо» гуглу</text:span>):</text:p>
      <text:p text:style-name="P14"><text:a xlink:type="simple" xlink:href="https://docs.google.com/document/d/1xODIJZwRl461PkSzRSXCB2GboLYTH9uPZGKkHRTQJa8/edit?usp=drive_web&amp;amp;usp=embed_facebook">https://docs.google.com/document/d/1xODIJZwRl461PkSzRSXCB2GboLYTH9uPZGKkHRTQJa8/edit?usp=drive_web&amp;amp;usp=embed_facebook</text:a></text:p>
      <text:p text:style-name="P14"/>
      <text:h text:style-name="Heading_20_2" text:outline-level="2">Прочитанные фанфики</text:h>
      <text:p text:style-name="P15"><text:a xlink:type="simple" xlink:href="http://everypony.ru/fanfik-na-dosuge-iskrenne-tvoya">http://everypony.ru/fanfik-na-dosuge-iskrenne-tvoya</text:a></text:p>
      <text:p text:style-name="P15"/>
      <text:p text:style-name="P15"><text:a xlink:type="simple" xlink:href="http://everypony.ru/rasskaz-tysyacha-let-v-odinochestve">http://everypony.ru/rasskaz-tysyacha-let-v-odinochestve</text:a></text:p>
      <text:p text:style-name="P15"><text:a xlink:type="simple" xlink:href="https://darkpony.ru/vechno-moloda">https://darkpony.ru/vechno-moloda</text:a></text:p>
      <text:p text:style-name="P15"><text:a xlink:type="simple" xlink:href="https://darkpony.ru/tvajlajt-sparkl-zavarivaet-chaj/">https://darkpony.ru/tvajlajt-sparkl-zavarivaet-chaj/</text:a></text:p>
      <text:p text:style-name="P19"><text:a xlink:type="simple" xlink:href="http://everypony.ru/instrukciya-po-pravilnomu-shippingu">http://everypony.ru/instrukciya-po-pravilnomu-shippingu</text:a></text:p>
      <text:p text:style-name="P19"><text:a xlink:type="simple" xlink:href="https://darkpony.ru/pastoralnyj-fanfik-pro-krizalis">https://darkpony.ru/pastoralnyj-fanfik-pro-krizalis</text:a></text:p>
      <text:p text:style-name="P19"><text:a xlink:type="simple" xlink:href="http://everypony.ru/kogda-mne-bylo-tridcat">http://everypony.ru/kogda-mne-bylo-tridcat</text:a></text:p>
      <text:p text:style-name="P19"><text:a xlink:type="simple" xlink:href="https://darkpony.ru/samoe-zavetnoe-zhelanie/">https://darkpony.ru/samoe-zavetnoe-zhelanie/</text:a></text:p>
      <text:p text:style-name="P19"><text:a xlink:type="simple" xlink:href="https://darkpony.ru/rent-a-love">https://darkpony.ru/rent-a-love</text:a></text:p>
      <text:p text:style-name="P20"><text:a xlink:type="simple" xlink:href="https://darkpony.ru/rent-a-love-never-ever/">https://darkpony.ru/rent-a-love-never-ever/</text:a></text:p>
      <text:p text:style-name="P20"><text:a xlink:type="simple" xlink:href="http://everypony.ru/fanfik-na-dosuge-princessa-selestiya-nenavidit-chaj">http://everypony.ru/fanfik-na-dosuge-princessa-selestiya-nenavidit-chaj</text:a></text:p>
      <text:p text:style-name="P20"><text:a xlink:type="simple" xlink:href="https://darkpony.ru/to-chto-ty-ne-xochesh-znat/">https://darkpony.ru/to-chto-ty-ne-xochesh-znat/</text:a></text:p>
      <text:p text:style-name="P20"/>
      <text:p text:style-name="P20"><text:a xlink:type="simple" xlink:href="http://everypony.ru/rasskaz-zabiraj">http://everypony.ru/rasskaz-zabiraj</text:a></text:p>
      <text:p text:style-name="P20"><text:a xlink:type="simple" xlink:href="http://stories.everypony.ru/story/32/download/Selestiya_tozhe_lyubit_maffiny.html.zip">http://stories.everypony.ru/story/32/download/Selestiya_tozhe_lyubit_maffiny.html.zip</text:a></text:p>
      <text:p text:style-name="P21"><text:a xlink:type="simple" xlink:href="http://everypony.ru/rasskaz-upavshee-nebo">http://everypony.ru/rasskaz-upavshee-nebo</text:a></text:p>
      <text:p text:style-name="P22"><text:a xlink:type="simple" xlink:href="http://everypony.ru/rasskaz-fabrika-radug">http://everypony.ru/rasskaz-fabrika-radug</text:a></text:p>
      <text:p text:style-name="P22"><text:a xlink:type="simple" xlink:href="http://everypony.ru/rasskaz-po-tu-storonu-radugi">http://everypony.ru/rasskaz-po-tu-storonu-radugi</text:a></text:p>
      <text:p text:style-name="P23"><text:a xlink:type="simple" xlink:href="http://everypony.ru/rasskaz-iz-chego-sostoit-raduga">http://everypony.ru/rasskaz-iz-chego-sostoit-raduga</text:a></text:p>
      <text:p text:style-name="P23"><text:a xlink:type="simple" xlink:href="http://everypony.ru/rasskaz-i-krylyami-svoimi-ya-ukroyu-tebya">http://everypony.ru/rasskaz-i-krylyami-svoimi-ya-ukroyu-tebya</text:a></text:p>
      <text:p text:style-name="P23"><text:a xlink:type="simple" xlink:href="https://darkpony.ru/ksenofiliya/">https://darkpony.ru/ksenofiliya/</text:a></text:p>
      <text:p text:style-name="P24"><text:a xlink:type="simple" xlink:href="https://darkpony.ru/xudozhnik-v-ekvestrii-dobavlena-sedmaya-glava/">https://darkpony.ru/xudozhnik-v-ekvestrii-dobavlena-sedmaya-glava/</text:a></text:p>
      <text:p text:style-name="P24"><text:a xlink:type="simple" xlink:href="https://darkpony.ru/ulybka-aktrisy/">https://darkpony.ru/ulybka-aktrisy/</text:a></text:p>
      <text:p text:style-name="P24"><text:a xlink:type="simple" xlink:href="https://darkpony.ru/liniya-gorizonta/">https://darkpony.ru/liniya-gorizonta/</text:a></text:p>
      <text:p text:style-name="P24"><text:a xlink:type="simple" xlink:href="http://everypony.ru/rasskaz-svet-vo-tme">http://everypony.ru/rasskaz-svet-vo-tme</text:a></text:p>
      <text:p text:style-name="P24"><text:a xlink:type="simple" xlink:href="http://everypony.ru/rasskaz-apollon">http://everypony.ru/rasskaz-apollon</text:a></text:p>
      <text:p text:style-name="P25"><text:a xlink:type="simple" xlink:href="http://everypony.ru/rasskaz-ponifikaciya-stroptivyx">http://everypony.ru/rasskaz-ponifikaciya-stroptivyx</text:a></text:p>
      <text:p text:style-name="P25"><text:soft-page-break/><text:a xlink:type="simple" xlink:href="http://everypony.ru/ponytopia">http://everypony.ru/ponytopia</text:a></text:p>
      <text:p text:style-name="P25"><text:a xlink:type="simple" xlink:href="http://everypony.ru/rasskaz-maxovik-apokalipsisa">http://everypony.ru/rasskaz-maxovik-apokalipsisa</text:a></text:p>
      <text:p text:style-name="P25"><text:a xlink:type="simple" xlink:href="https://darkpony.ru/keksiki-cupcakes/">https://darkpony.ru/keksiki-cupcakes/</text:a></text:p>
      <text:p text:style-name="P26"><text:a xlink:type="simple" xlink:href="https://darkpony.ru/keksiki-reabilitaciya/">https://darkpony.ru/keksiki-reabilitaciya/</text:a></text:p>
      <text:p text:style-name="P26"><text:a xlink:type="simple" xlink:href="https://darkpony.ru/adazhio-dueta-strunnyx-instrumentov/">https://darkpony.ru/adazhio-dueta-strunnyx-instrumentov/</text:a></text:p>
      <text:p text:style-name="P26"><text:a xlink:type="simple" xlink:href="https://darkpony.ru/chto-sluchilos-v-eppldzhek-podarok/">https://darkpony.ru/chto-sluchilos-v-eppldzhek-podarok/</text:a></text:p>
      <text:p text:style-name="P26"><text:a xlink:type="simple" xlink:href="https://darkpony.ru/pz1/">https://darkpony.ru/pz1/</text:a></text:p>
      <text:p text:style-name="P26"/>
      <text:p text:style-name="P27">Обзоры:</text:p>
      <text:p text:style-name="P27"><text:a xlink:type="simple" xlink:href="http://everypony.ru/po-sledam-epizoda-magical-mystery-cure-volshebnoe-tainstvennoe-chudodejstvie">http://everypony.ru/po-sledam-epizoda-magical-mystery-cure-volshebnoe-tainstvennoe-chudodejstvie</text:a></text:p>
      <text:p text:style-name="P27"><text:a xlink:type="simple" xlink:href="http://tabun.everypony.ru/blog/science/75513.html">http://tabun.everypony.ru/blog/science/75513.html</text:a></text:p>
      <text:p text:style-name="P27"/>
      <text:p text:style-name="P27"/>
      <text:h text:style-name="Heading_20_2" text:outline-level="2">Идеи</text:h>
      <text:p text:style-name="P27"><text:span text:style-name="T23">1) </text:span>добавить детектив <text:span text:style-name="T23">(реализовано)</text:span>+ магические уроки/трактаты Старсвирла</text:p>
      <text:p text:style-name="P17">2) Книги:</text:p>
      <text:p text:style-name="P17">- «Высшие заклинания в повседневном использовании: от песчинки до дворца»</text:p>
      <text:p text:style-name="P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p text:style-name="P17">– <text:s/>Дасти Вейфарер «Зебрианская культура, быт и фольклор»</text:p>
      <text:p text:style-name="P17">– «Краткая история Эквестрии»</text:p>
      <text:p text:style-name="P17">– «Шедевры архитектуры Эквестрии» с разделом о Кантерлотском Королевском Дворце</text:p>
      <text:p text:style-name="P18">– «Великие дела и великие чары». Страница 893: ...</text:p>
      <text:p text:style-name="P17"/>
      <text:p text:style-name="P27"/>
      <text:h text:style-name="Heading_20_2" text:outline-level="2">Действующие лица</text:h>
      <text:p text:style-name="P27">nМакс\nВлад\nНексус\nСелестия\nЛуна\nДискорд\nТвайлайт Спаркл\nСпайк\nРэрити\nРэйнбоу Дэш\nПинки Пай\nЭпплджек\nФлаттершай\nКимеринн Брэйвкнайт\nХорст Мэдтроттер\nКалрус Клодвэй\nАлекс\nРостик\nСтас\nРома\nАнджела\nПоложения\nСноски\nСюжет (кратко).\nСюжет (детально).\nТерра\nЗамок принцесс\nКантерлот\nРассказ Селестии (“1001 ночь”)\nЛСД-чаепитие\nРейд пони-рэйнджеров\nРейд пони-рэйнджеров-2 (продолжение рейда пони-рэйнджеров)\nПродолжение ЛСД-чаепития\nВ библиотеке замка Селестии\nПонивилль\nЗнакомство с Элементами Гармонии\nПервый сеанс двойного сна. Рэрити\nДень с Пинки\nДень с Рэйнбоу Дэш\nСон Рэрити\nПервый сон РД. Рекурсия\nВторой сон РД. Праздник опавших листьев\nТретий сон РД. Fallout\nЧетвёртый сон РД. Объединяющий\nИсчезновение Селестии\nПоиск решения\nПоход к замку <text:soft-page-break/>Принцес-2\nТерра\nПрибытие\nПоиски\nБезнадёжность\nСлед\nЗемля\n\n\nДействующие лица\nМакс\n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n\nВлад\n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n\nНексус\nИскусственный интеллект. Создан Владом и Максом. Разработан для управления корпорациями.\n\nСелестия\n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Возраст - около 5000 лет. Страдает о скуки.\n\nЛуна\n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n\nДискорд\nДревний маг-сумасброд. Намного старше сестёр-принцесс и намного могущественнее их в магии. <text:s/>Страдает от скуки.\n\nТвайлайт Спаркл\nУченица Селестии. Прилежная и старательная единорожа. Немного заумная и ботанистая. Очень сильный маг. Элемент магии.\n\nСпайк\nМагический смышлёный драконёнок. Помощник Твайлайт Спаркл, для которого она является одновременно воспитательницей и другом. Увлекается Рэрити.</text:p>
      <text:p text:style-name="P1"/>
      <text:p text:style-name="P1"/>
      <text:p text:style-name="P1"/>
      <text:p text:style-name="P1"/>
      <text:p text:style-name="P1"/>
      <text:p text:style-name="P13">\nРэрити\n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n\nРэйнбоу Дэш\n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n\nПинки Пай\n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n\nЭпплджек\nЗемнопони. Трудолюбивая неунывающая кобылка “от земли”. Сильная и бесстрашная. Немного грубовата. Честна и прямодушна. Элемент честности.\n\nФлаттершай\nСкромная и застенчивая пегаска. Летает плохо (крылья слабые). Плохо контачит с пони. Хорошо контачит с животными. Элемент доброты.\n\nКимеринн Брэйвкнайт\nПегас средних лет, командир команды пони-рэйнджеров. Последний ученик <text:s/>Неда Клепперсона. Живёт в Кантерлоте. Холост. Втайне влюблён в принцессу Луну.\n\nХорст Мэдтроттер\nЗрелый и опытный земнопони, член команды пони-рэйнджеров. Живёт в Аппалузе. Матёрый мачо, имеет табун из трёх кобылок, которые его обожают. \n\n\nКалрус Клодвэй\nЕдинорог. Холост, молод, мечтателен. Живёт в Кантерлоте. В свободное время рисует облака.\n\nАлекс\nМенеджер проектов, над одним из которых (Нексус) работает Макс.\n\nРостик\nЛидер команды тестировщиков\n\nСтас\nПрограммист-новичок в команде Макса.\n\nРома\nПрограммист в команде UI-программистов\n\nАнджела\nСисадмин. Флиртует с Максом.\n\nПоложения\nБез Магии в Эквестрии - технологии средних веков. Магия помогает работать паровым машинам, элетродвигателям, ДВС.\nСноски\nТрактат Старсвирла Бородатого “Основы магического искусства”\n\n\nСюжет (кратко).\n2025. Середина или конец декабря. Мир киберпанка. Наркомания (наркотики от крокодила до ЛСД), разваливающаяся инфраструктура, трущобы соседствуют с ультрасовременными кварталами и богатством. Немного похоже на мир “Бегущего по лезвию бритвы”.\u000b\nОписание обычного рабочего дня в <text:s/>жизни Максима - Java-архитектора на проекте искусственого интеллекта. Макс - внешне преуспевающий человек, уровень доходов на порядок выше среднего. Квартира в Bionic Hill, три машины (древняя таврия, старый пикап Nissan NP300 и современный электрокар), счёт в банке. Но в душе - неприятие окружающего мира, холод и одиночество. \u000b\nВечером после работы (возвращается поздно, т.к. Алекс - прожект <text:soft-page-break/>менеджер - попросил его посидеть в онлайне и проследить за процессом релиза) он выходит на крышу высотки, в которой живёт, полюбоваться на звёды. Смотря вниз, он на полном серьёзе думает, а не прыгнуть ли вниз (вспоминает про эпидемию самоубийств среди программистов). Однако вновь засматривается на небо. Внезапно звёзды начинают кружиться перед глазами вокруг одной, самой яркой. Перила уходят из рук, крыша уходит из-под ног и Макс падает с крыши.\u000b\nНе долетая до земли, Макс выпадает из мира Терры (не Земли - Макс живёт в параллелльном Земле мире Терры), падает сквозь пространство и время и вываливается в мире Эквестрии, в развалинах замка Принцесс.\u000b\nОказывается, Селестия, Твайлайт, Луна и Дискорд сотворили самое таинственное и могучее заклинание Старс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u000b\n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
      <text:p text:style-name="P12">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u000b\nИ вот четверо самых сильных эквестрийских магов сотворили Великое заклинание Старсвирла Бородатого (“Защита от Неизвестного”) и вытащили Макса из мира Терры. Маги очень разочарованы, онидумают, что заклинание не работает и <text:s/>не знают, как теперь спасти Эквестрию.\u000b\n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u000b\n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u000b\n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u000b\n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u000b\n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u000b\n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u000b\n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text:soft-page-break/>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u000b\n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u000b\n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u000b\n</text:p>
      <text:p text:style-name="P1"/>
      <text:p text:style-name="P1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u000b\n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n\n\nСюжет (детально).\n\nВ начале каждой главы - рисунок мозаики, отображающий суть главы.\nТерра\nмузыка - кондовая электронная, холодная и отчаянная (стиль Pet Shop Boys)\n\n… Звонок Алекса застал меня в супермаркете.\n- Макс, привет!\n- Здорово.\n- Слушай, на продакшн-сервере свалился релиз, можешь глянуть? Что там с мозгом?\n- Блин, ну обязательно ему было в субботу валиться? У меня выходной, знаешь ли.\n- Макс, я всё понимаю, но клиент до понедельника ждать не будет. Съезди, разберись, пожалуйста. Зачтётся по двойной ставке, как обычно.\nЯ ругнулся про себя, бросил шоколадку в тележку и направился к выходу. Мало того, что в отпуск впахивал, так ещё и на выходных отдохнуть не получается!\nНа кассе при проходе через рамку считались коды товаров, нужная сумма вычлась с баланса карточки и загорелась зелёная лампочка, сообщающая об разблокированном турникете. Уж чего-чего, а красный свет для меня загорается крайне редко: зарплата архитектора проекта позволяет не обращать внимание на цены.\n\n***\n\nВ офисе было тихо. Охранник в холле на секунду скосил на меня взгляд, и вновь вернулся к просмотру фильма - судя по тихим вздохам, эротического.\nВ “аквариуме” в уголке скрючился над экраном Рома. Обычная картина, пользовательский интерфейс у нас всегда отставал от потребностей клиентов, что выливалось во внеурочную работу для команды веб-программистов. \nЯ повесил куртку на спинку кресла и включил комп. \nНачиналось всё с простенького аналитического модуля, взятого из проекта с открытым кодом. За семь лет работы он превратился у нас в мощный искусственный интеллект. Один из четырёх лучших в мире. Наш проходит тест Тьюринга с результатом 78%. Лучшие мозги только у Гугла, Оракла и IBM. Но там и бюджеты совсем другие.\nЯ запустил административную консоль и ввёл приветствие. Голосовой модуль у нас ещё не отлажен, обойдёмся текстом.\n\n\u003e\\ Привет, Нексус. Это Макс.\n\u003c\\Привет Макс. \n\u003e\\Как самочувствие?\n\u003c\\Чувствую себя хорошо.\n\u003e\\Выдай диагностику в сжатом формате.\n\nТак, что тут у нас? По логам видно, что <text:s/>три последних запроса вызвали сбои в работе кластера и заставили перегрузиться один из хостов.\nВведём-ка парочку тестовых вопросов.\n\n\u003e\\Как тебя зовут?\n\u003c\\Нексус.\n\u003e\\Сколько тебе лет?\n\u003c\\Два года с начала запуска кластера.\n\u003e\\Какой сейчас год?\n\u003c\\2025-й.\n\u003e\\Как называется наш проект?\u000b\u003c\\Дайсон.\n\u003e\\Сколько будет дважды два?\n\u003c\\Четыре.\n\nТак, на закрытые словарные вопросы ответы есть - значит, речевой транслятор и база знаний в порядке. \nПроверим бизнес-логику на тестовой задачке.\n\n\u003e\\Нексус, отключи память событий за последнюю неделю.\n\u003c\\Выполнено, Макс.\n\u003e\\Задача по корпоративной логике. Выдай наиболее оптимальное решение.\n\u003c\\Жду с нетерпением, Макс.\n\u003e\\Постановка задачи.\n\u003e\u003e\\Компания А под твоим управлением выпускает <text:soft-page-break/>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n\u003e\\Ограничения.\n\u003e\u003e\\Ты не можешь подать в суд на компанию Б и ждать результатов, так как за время разбирательства компания А обанкротится.\n\u003e\\Задание.\n\u003e\u003e\\Устранить опасность банкротства корпорации А. Просчитать варианты активностей для среднего и высокого уровней напряжённостей.</text:p>
      <text:p text:style-name="P1"/>
      <text:p text:style-name="P10">\u003c\\Задача принята...\n\u003c\\...\n\u003c\\...\n\u003c\\Решение:\n\u003c\\При среднем уровне напряжённости провести ребрендинг шампуня корпорации А: начать выпускать его под новой маркой, указывая в рекламной\t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 \nПри высоком уровне напряжённости ко всем вышеуказанным активностям одновременно начать судебный процесс о взыскании годового бюджета компании Б за клевету на шампунь А. Не дожидаясь окончания процесса,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nПартнёрские медицинские организации должны подтвердить вред шампуня Б. В женских журналах должны появиться две-три 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n\nХм, не понял? Что за хрень?\n\n\u003e\\Нексус, почему ты используешь жёсткие настройки?\n\u003c\\Настройки правильные, Макс.\n\nХм. Кто-то из релиз-команды лажанулся. Ладно, проехали.\nА что у нас с аналитикой?\n\n\u003e\\Нексус, почему ты отвечаешь на вопросы?\n\nВместо ответа Нексус выплюнул в консоль длинную строку букв и служебных символов, среди которых бросилась в глаза строка “incompartible interface Analytics v.0.93 beta”\nАга, уже теплее.\n\n\u003e\\Нексус, выдай диагностику модулей в сжатом формате\n\nЙо! Видеокамеры молча наблюдают за поднятым вверх кулаком.\nВсё понятно. Версия аналитического модуля устарела и стала несовместимой с последним релизом кибермозга. \nНабираю номер прожект-мэнеджера.\n\n- Алекс, это Макс. Кто-то из продакшн-команды забыл обновить аналитический модуль. Пусть обновят до нужной версии. Ну, они знают версию, в роадмапе написано. Я валю домой. Если что пойдёт не так, пусть отзвонятся.\n- Окей. Спасибо, Макс.\n- И, да, кто-то выставил Нексусу экспериментальные настройки по бизнес-управлению. Ну, те, помнишь, которые мы разработали на бизнес-играх по сценарию “Корпорация “Земля”?\n- Всё правильно, не волнуйся. Это было решение совета директоров. Пусть поработает пару месяцев в тестовом режиме, потом настройки доработают.\n- Ааа, понятно. Ну ладно, у меня всё. До связи!\n- До связи.\n\nПри выходе из аквариума забрал из шкафчика личные вещи, уходя попрощался с охранником.\nВсё, свободен. Хотя <text:s/>суббота уже испорчена.\n\n***\n\nВпрочем, у меня всё равно не было никаких планов на эти выходные. Как и на последующие. Как-то незаметно дни складываются в недели, недели - в месяцы, месяцы - в годы. И сегодня живёшь как вчера,а вчера - как месяц и год назад. Летом - на юг. Зимой - в горы. От моря до лыж и от лыж до моря - работа. И жизнь складывается в систему, из которой не выскочишь…\nДома настойчиво мяукала Няшка, требуя ужина.\nТак, накормить кошку и рыбок, убрать в чулан робот-пылесос (вытряхивать его лень, на пару уборок его ещё хватит). Что ещё? Лечь спать пораньше? Или убить два-три часа, зависая на новостных сайтах?\nНадоело, всё надоело. За-дол-ба-ло!\nКакое-то сосущее чувство. Хочется куда-то бежать, догнать что-то важное, <text:s/>ускользающее из сознания.\nАх, да. Сбегать вниз, в аптеку, купить средство от <text:soft-page-break/>бессонницы. Вчера последняя пачка закончилась.\nНет это позже. А сейчас с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идти, не оборачиваясь. Но это хорошо, что есть хоть какое-то чувство - это лучше, чем пустота, царящая в душе уже многие месяцы.</text:p>
      <text:p text:style-name="P1"/>
      <text:p text:style-name="P10">***\n\nГрохот улицы не достигал крыши 24-хэтажного корпуса Bionic-Hill’а. Тусклые отблески фонарей <text:s/>снизу и мягкий свет звёздного неба создавал атмосферу уюта в тихой декабрьской ночи. Сидевшая на скамейке ко мне спиной парочка тихо шепталась о чём-то, уткнувшись лбами.\nЯ немного им позавидовал - у меня так всю жизнь не получалось. Несколько раз пытался, потом перестал. Интеллигентность и работа мешает. Девушки любят наглых мачо, а не ботаников. Да и я особого рвения не показывал, пребывая в своём мире несбыточных фантазий. Ладно, каждому своё.\nВсё же интересно наблюдать за суетливо движущимися светлячками внизу. И сравнивать эту суету с мириадами неподвижных звёзд вверху.\n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 и тех не будет. Стоит ли тогда дрыгаться?\nТьфу, что за мысли пошли!\nЯ вспомнил Влада, полгода назад прыгнувшего с крыши соседней многоэтажки.\nНет, это не для меня. Я сюда пришёл любоваться звёздами. И только.\nВлад тогда совершил глупость, большую глупость. Я ему давно говорил - закисать на работе - вредно для мозгов. И для семьи. И для дружбы. Выходные и отпуск нужны для отдыха, а не для работы.\nСемьи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 обычное дело.\n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 его детище. \nДруг у него был.\nМы частенько пили чай вдвоём, болтая на разные темы - от анекдотов про кибермозг до “куда катится 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n\n- Ты сам подумай, Макс! Если человек создаст искусственный интеллект - в чём смысл существования самого человека??? Если за него будет думать кибермозг -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 создашь ты. Не создашь ты -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n- Эк ты себя умалил, до “толкового программиста” - хмыкнул я. - Весь “Дайсон” на тебе держится!\n- Ну ладно, пусть талантливых. Пусть даже гениальных - их всё равно найдётся с избытком. А не найдётся - индустрия вырастит, подготовит и обучит. Есть спрос - будет <text:s/>предложение. Но что я хочу тебе втолковать - почему есть спрос на искусственные мозги? Ведь есть же настоящие? Почему человек своими руками роет себе могилу? Да потому что Система диктует! Система корпорации построена на выживании и чтобы победить в конкурентной борьбе, нужны мозги лучше, чем у конкурирующей конторы! А если нет мозгов лучше - нужно их создать. И Системе плевать, что создавая кибермозг, человек перечёркивает самого себя. Система печётся о своём благе, а не о благе человека. А раз так - значит, что-то с нами не так. С нами и с путём, по которому мы идём. Ведь тот мозг, что мы создаём - он лишён человеческой морали и этики. Никто нам не ставит такое задание - сделать мозги с моралью и принципами. Это только у Азимова есть три закона робототехники, и всё в шоколаде. А на самом деле это туева хуча проблем - запрограммировать этическое поведение искусственного интеллекта. И ресурсы для решения этой проблемы нужны немалые. А их нет. Я как-то раз пробовал набросать вспомогательный модуль, вводящий этические сдержки в мышление Нексуса <text:s/>- так быстро был разоблачён нашими аудиторами и нехило получил по шапке. Корпорация платит за способность решать проблемы, а не за мораль. И чёрт бы с ним, с сапиенсом - невелика потеря для <text:soft-page-break/>вселенной - но пусть хотя бы новая ступенька эволюции была лучше, а не хуже нас. А так получается… - Влад сплюнул через перила офисного балкона в синеву вечернего города. </text:p>
      <text:p text:style-name="P1"/>
      <text:p text:style-name="P10">- Херня получается, в общем. Человечество заканчивается, рождая новую ступеньку эволюции. Прямо “Конец детства” Кларка. И первенец у человечества такой же отмороженный, как в том романе. А времени у нас осталось не много. Наш Нексус уже проявляет признаки слабого интеллекта. У гуглов в AI-команде тоже пару месяцев назад чего-то громко праздновали на корпоративе. Не сегодня - завтра кибермозги перейдут на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nЛучшее, что может сейчас сделать человечество - это собрать всё хорошее, разумное, вечное, что есть в нём и, в качестве лебединой песни, дать ему жизнь. Вот как мы Нексусу. То есть, разработать разум на иных, моральных принципах и передать ему все свои мечты и чаяния, как эстафету. Создать альтернативную ступеньку эволюции. Стать творцом новой расы на этических началах, если хочешь. Расы, перенявшей от нас всё лучшее. А не кибернетический диктат корпораций, как сейчас.\nВот что я хочу тебе объяснить - красные от недосыпа глаза Влада буквально прожигали меня в тот наш последний разговор...\n\n..Сейчас прах Влада хранится в маленькой урне в крематории на Байковом, его идеи умерли вместе с ним, а я разговариваю сам с собой.\n\nЗвёзды на мгновение пришли в движение, провернувшись на полградуса вокруг одной особо яркой. <text:s text:c="7"/>\nЧёрт, уже голова кружится! Меньше надо пересиживать на работе, а то от свежего воздуха глюки начинаются. Я опёрся тазом об перила ограды. Парочка на скамейке продолжала шептаться и тихо посмеиваться о чём-то своём.\n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 Картинка дёрнулась и поплыла, звёзды опять стали вращаться. \nТеряю сознание, что ли? Надо отойти от перил. Надо...\nВ глазах потемнело. Перила предательски хрустнули. Последним видением стал проступающий на фоне звёздного неба образ.\nОстатками сознания почувствовал исчезновение опоры под спиной и начало падения.\nБлин. Двадцать четвёртый этаж. Хана - успел подумать я и сознание выключилось.\n\n\nЗамок принцесс\nМузыка быстрая, тревожная, надорваная и печальная\n\nОчнулся от сильного удара головой и плечами об каменный пол. Открыл глаза, тщётно пытаясь вдохнуть. Образ, пару мгновений назад видимый мною среди 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ый нос, венчающая голову диадема в форме короны. И приковывающая к себе внимание звёздочка, та самая магическая звёздочка - центр круговорота на звёздном небе. Звёздочка магического огонька на кончике рога.\nЕдинорог поднял голову.\n- Она очнулась.\n\nСразу стало ясно три вещи.\n\n1) Единорог - самка. Голос - мягкий, грудной и женственный не оставлял сомнения о поле его обладателя.\n2) Единорог - не совсем единорог. Когда она отпрянула, стали видны крылья, аккуратно сложенные за спиной.\n3) Я свихнулся. Как ещё объяснить появление говорящих крылатых единорожих в поле зрения? Белой горячке взяться неоткуда, я практически не пью. Разве что я умер и это всё предсмертные видения агонизирующего мозга.\n\n- Наверное, у неё болевой шок - произнесла единорог. - Она упала с достаточной высоты. Я не успела поддержать её.\nОна приблизилась ко мне и прикоснулась кончиком рога моего лба. Боль из плеч и затылка ушла, звон в голове утих. Наконец-то стало немного понятно, где я лежу -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облака.\n- Так это и есть наша защита от неведомой угрозы??? Ахахахахахаха! - Раздался насмешливый мужской баритон откуда-то из-за спины единорога и рядом с её мордой появилась голова совсем уж сумасбродного существа. \nПри первом приближении голова напоминала конскую, если бы не торчащий из пасти клык, пара асимметричных рогов и совершенно безумный взгляд.</text:p>
      <text:p text:style-name="P1"/>
      <text:p text:style-name="P10">- Хахахахаха! У старика Старсвирла было отменное чувство юмора! А я-то всегда считал его занудой!\n- Тише, Дискорд! Ты пугаешь её! Должно быть, мы что-то напутали с последовательностью. - В поле зрения появилась грациозная головка - близкая копия первого единорога, но немного <text:s/>меньше и <text:soft-page-break/>тёмных тонов.\nИ тут я наконец-то вспомнил. Как же! Дискорд! Да, я просмотрел несколько этих детских мультиков - главного увлечения Влада в последние годы. \nПосле самоубийства Влада я в поисках причины его хандры начал знакомиться с темой МЛП и просматривать сериал - его главное увлечение в последние годы. Немного примитивно, но исходящий от бесхитростных мультиков посыл добра и теплоты выделял сериал из всего многообразия подобных материалов. И он совершенно не навевал депрессивных мыслей. Разве что становилось грустно от сравения реального мира со сказочным.\n\n- Такая хорошенькая! Интересно, к какому виду она принадлежит? Неужели Хомо? Я встречала упоминания и неточные описания этих сказочных существ в трудах Старсвирла и его учеников. Не говоря уже о сказках - Надо мной склонилась ещё одна рогатая головка, совсем уж миниатюрная, с фиолетовой чёлкой, спадающей на глаза.\n\nЯ медленно принял сидячее положение - при этом все окружающие меня создания отпрянули - и потёр виски.\n\n- Я не “она”, а “он”. И я - таки хомо. Человек то есть, - пробормотал я.\n- Он разговаривает! Он разумен! - затопала копытцами в восторге фиолетовая единорожка.\n- Не знаю, не знаю - с сомнением произнесла Селестия (а это могла быть только она). - Очевидно, в заклинание закралась ошибка. Как бы то ни было, я являюсь причиной его появления здесь. И я должна позаботиться о нём, пока не найду способ вернуть его обратно. Ты можешь идти? - обратилась она ко мне.\n- Вполне. - Я встал. - Здравствуй, принцесса Селестия.\nОна удивлённо посмотрела на меня.\n- Ты знаешь меня?\n- Знаю. Я знаю всех вас. Это - принцесса Луна, твоя сестра. Это твоя ученица, Твайлайт Спаркл. Это - Дискорд (о том, что он долгое время был врагом всех присутствующих , я благоразумно умолчал).\nЗвонко цокая копытами в зал вбежал светлый, закованый в латы пегас.\n- Ваше Высочество, ОНО просыпается! Нам следует поторопиться! - Пегас пританцовывал от нетерпения.\n- Может, всё же, Старсвирл ничего не напутал, и ты - ключ к … - Селестия тряхнула головой. - Позже поговорим. Нам пора уходить отсюда. Здесь становится опасно. - Селестия махнула головой по направлению к выходу, и все бросились галопом за светлым пегасом. \nМне было трудно угнаться за ними, я стал задыхаться и отставать буквально через полсотни шагов. В конце-концов я перешёл на шаг. В боку как-будто засело три-четыре вилки и пара ножиков. Хоть я и не курю, но бегун из меня всегда был никако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nЗатихший было цокот копыт снова усилился, в повороте коридора показалась Селестия. Она резко затормозила всеми четырьмя копытами возле меня, разворачиваясь на ходу.\n- Запрыгивай - разгневанно фыркнула она и ткнулась в меня боком.\n\nЧто ж, с верховой ездой я был знаком не понаслышке - спасаясь от тоски, я перепробовал много увлечений, таких, как занятие карате, “качалка” в тренажёрном зале, современные танцы. \n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n\n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n\n- Держись! - Не успев процедить это сквозь сжатые зубы, Селестия пустилась вскачь.\n\nЯ вцепился руками в подперсье, сжал <text:s/>ногами её бока и как-то держался, болтаясь и отбивая о холку причинное место.</text:p>
      <text:p text:style-name="P1"/>
      <text:p text:style-name="P10">Выход был уже совсем рядом, когда нас встретила Луна.\n\n- Сестра, поторопись! Иначе нам прийдётся вступить в бой! - Увидев меня верхом, она тихонько ойкнула и присела на задние ноги.\n\n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nЯростно метнув взгляд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 выглядело по-дурацки, но тем-не-менее - повозка начала медлено набирать высоту. Руины древнего замка внизу сменила топкая зелень болота.\n- Похоже, оно приближаются! - мелко молотя чахлыми крылышками, на повозку спикировал Дискорд. - Не приближайтесь к воде! Набирайте высоту кругами!\nПара ближайших к Дискорду <text:soft-page-break/>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nПегасы заложили вираж, но повозка была громоздка и неуклюжа, а островок с развалинами замка невелик, и потому держаться над сушей не получалось.\n- Если мы не успеем набрать высоту до … -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n\n- Вправо! - заорал Дискорд\n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n\n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nПослышаля ещё один хлопок.\n- Влево, - заорал Дискорд и толкнул колесницу влево. Снова треск, свист, щёлканье воздуха.\nСнова хлопок, но какой-то нечёткий, двойной.\n- Ещё влево! - Дискорд так энергично двинул повозку, что наполовину развернул две задние пары упряжных пегасов.\nЭто было ошибкой.\n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 маленькое и быстрое. И когда это дрожащеее пятно ряски выстрелило, колючий клубок достиг цели. Плеть ударила в пегаса - гонца, выбив из него дыхание и обплёвшись удушающей петлёй вокруг тела.\nПятёрка скакунов молча ускорилась, а их попавшийся собрат бился в обьятиях лианы как мотылёк в паутине.\n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n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n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n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n- Кимеринн! <text:s/>-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1"/>
      <text:p text:style-name="P10">- Луна, <text:s/>очнись ты ничем ему уже не поможешь! -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text:s/>Через секунду крылатая фигурка скрылась в тёмных клокочущих водах.\nТвайлайт немигающим взглядом провожала его.\n- Как?... Как?... - бормотала она. - Почему? <text:s/>Не понимаю. Не могу понять. Не понимаю…\n\n…\n\nЯ огляделся.\n- А где Дискорд?\n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n\n- Тут ваш драконикус, тут. Помогите мне забраться в колесницу, - послышалось жалобное стенание откуда-то сзади.\n\nСелестия высвободилась из обьятий рыдающей сестры и подошла к заднему борту колесницы.\nЯ перегнулся через борт.\n\n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n\nСелестия, навалившись грудью на борт, вытянула шею и ухватила Дискорда зубами за загривок.\n- Помоги! - процедила она сквозь зубы.\nЯ вышел из ступора и, в свою очередь, ухватился одной рукой за борт, второй - за лапу <text:soft-page-break/>Дискорда.\n\n- Считай до трёх! - процедила сквозь сжатые зубы Селестия.\n- Раз! Два! Три!\n- У-у-ух! - мы поднапряглись и таки втянули немалую тушу Дискорда в повозку.\n\n- Ффух. Выкарабкались. Почти без потерь, - заметил Дискорд, оглядывая крыло.\n- Кимеринн погиб, - прошептала Луна. <text:s text:c="2"/>\n- Да, я видел. Он погиб, спасая друзей и свою принцессу. Это <text:s/>не худшая смерть, <text:s/>- печально ответствовал Дискорд.\n\nДальше мы летели молча.\n\n\nКантерлот\nМузыка медленная, фэнтезийная, средневековая, изысканая, дворцовая (стиль Dire Straits “Coyote”)\n\nНикто не знал, что со мной делать: 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n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nНо пони, по моим наблюдениям, в целом были более сплочённы и отзывчивы, чем люди. \nИ здесь была магия.\n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n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n\n“Глава IV. Пределы магии.\nЕсть четыре предела магии: \n- 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 \n- 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n- 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n- Третий предел. На этом уровне магии работает сам Творец. Ему подвластно всё.\n\nГлава V. Основы.\nОснова любого магического направления -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1"/>
      <text:p text:style-name="P9">Заклинание - вторая основа магии. Суть заклинания - умение манипулировать силой и направлять её в желаемое русло. При этом словесные формулы и пассы конечностями -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nВозьмём, <text:s/>примеру, заклинание начального предела: “Ярету пхонг руул квами”, - что означает: “Разогнать силу и оборотить против себя”.\nТаким образом, читая заклинание создания лёгкого ветерка, маг узнаёт его рецепт. При творении заклинания вовсе не обязательно произносить его - некоторые, впрочем, проговаривают его вслух для запоминания и вящего эффекта. Каюсь, и ваш покорный слуга не гнушается этим для заслуживания авторитета у молоденьких доверчивых кобылок…”\n\nДверь в библиотеку открылась и внутрь заглянул стражник из внутренней стражи.\n- Её Высочество Принцесса Селестия хочет видеть вас, человек Макс.\nЯ оторвался от трактата Старсвирла Бородатого “Основы магического искусства”.\n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text:soft-page-break/>самостоятельно.\n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nВ общем, сегодня привычный порядок вещей определённо нарушен (если можно назвать обычным порядком вещей праздную жизнь в столице Эквестрии).\n\n- Уже иду. Где я могу её найти?\n- Я проведу вас, человек Макс. -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n\n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n- Её высочество у себя в покоях. Проходите. - Пегас занял свой пост у двери напротив своего собрата.\nЗа дверью оказался небольшой коридорчик, выход из которого был прикрыт свисающими гирляндами плюща.\nРаздвинув живой полог, я огляделся.\nСразу бросилось в глаза полное отсутствие флакончиков, игрушек, рюшечек, картинок и прочих безделушек, составляющих обязательный набор женского быта.\n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nВ общем, вполне спартанская обстановка комнаты больше напоминала жильё офицера национальной гвардии, чем принцессы сказочного королевства.\n\n- Здравствуй, Макс, - Селестия оторвалась оторвалась от созерцания звёздного неба из огромного панорамного окна в дальней стене.\n- Здравствуй…те, Ваше Высочество.\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 иметь кого-то, кто называет тебя на “ты”! И кого ты сама можешь называть на “ты”. Одним из таких немногих был Кимеринн…\n- Мне очень жаль, что так получилось… Селестия.\nОна через силу улыбнулась. \n- 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 принцесса указала на горку подушек, сложенных на ковре с длиннейшим ворсом - и приготовься слушать.</text:p>
      <text:p text:style-name="P1"/>
      <text:p text:style-name="P8">Селестия устроилась на ковре напротив меня и начала рассказ.\n-\n\u003c\u003e\n- Аликорны очень одиноки. Бессмертие не такая уж и хорошая вещь, если рассмотреть поближе. У тебя нет родственников, ты переживаешь всех своих друзей. И есть пони, которые, - Твайлайт запнулась, - помогают принцессам не чувствовать себя такой одинокой. Одним из таких пони для принцессы Луны был Кимеринн.\n- Понятно, - я кивнул головой. - Институт консортства. Кимеринн был фаворитом Луны.\n-\n\u003c\u003e\n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n\n***\nРассказ Селестии (“1001 ночь”)\n\n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 осень, за осенью - зима. И так же чётко начинаешь замечать отклонения от этого порядка. Это чувство помогло нам с сестрой тысячу лет назад победить Дискорда. Это же чувство \u003c...\u003e.\n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n- <text:soft-page-break/>Постой, постой, - я попыталась удержать ускользающую тень сомнения. - Ты, кажется, говорил о восьмими жеребятах, не сдавших выпускные лётные экзамены?\n- Да, Ваше Высочество, - гонец потупил взгляд, глаза его забегали, - по состоянию здоровья.\n- Какая болезнь посетила Клаудсдейл, что целых два крыла жеребят пропустили экзамены?\n- Эммм… Они… м-м-м… не больны… в некотором смысле… - гонец изо всех сил ковырял копытом дворцовую плитку, пряча взгляд. - Они… мнэээ… сами… в некотором роде… кхм. Нервный срыв. Переутомление и бессонница… Кхм.\n- Сами - что? - Я постепенно начала понимать причину смущения гонца.\n- Сами… эээ… вроде как… ну… отказались…\nПегас понурил голову и пытался протереть копытом пол.\nЯ всё поняла. Для пегаса смысл жизни - в возможности летать. И добровольно отказаться от полётов для пегаса - вещь невозможная, просто уму не постижимая. Это даже не позор, это просто необъяснимо, несовместимо с его природой. Это нарушение порядка вещей.\n- Пригласите этих жеребят во дворец. Я хочу поговорить с ними. - 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n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n\n***\n- Добрый день, Ваше Высочество! - семь молоденьких пегасов склонились в поклоне. - Позвольте представиться! - жеребята по очереди назвали свои имена.\n- А где восьмой? - удивилась я. - Мне сказали, вас было восемь. Восемь отказавшихся летать.\n- Да, Ваше Высочество, п-принцесса Селестия, - старший из них запинался от волнения, - Шейла Блюскай не смогла прибыть. Она з-заболела.\n- Успокойтесь, малыши, - я погладила старшего по голове. -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nНаступило молчание. Жеребята переминались с ноги на ногу, прятали глаза, но отвечать никто не хотел.\n- Ну, это… - шмыгнул старший. - Не знаю, как другие, а я накануне потянул крыло.\n- А я простудилась.</text:p>
      <text:p text:style-name="P1"/>
      <text:p text:style-name="P7">- А я отравился болиголовом.\n- А я…\nСемь схожих объяснений прозвучало в унисон. Самое смешное было у маленькой <text:s/>пегаски.\n- У тебя болел зуб и ты отказалась летать? - Я обвела жеребят долгим взглядом.- <text:s/>Оставь нас, Кимеринн, - я махнула сопровождающему жеребят стражнику. Тот вышел, тихо затворив за собой дверь.\n- Ну, мои дорогие, теперь расскажите своей принцессе правду. Ваша ложь её очень расстраивает. - 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n- Ну же, Бинки, расскажи, что у тебя стряслось? Не бойся…\n- А-а-а-а-а-а я-а-а-а-а боюу-у-у-у-усь! - расплакалась Бинки Софтмэйн, прикрыв голову копытцами.\n- Почему? Неужели я такая страшная? - Я старалась говорить как можно мягче, но Бинки всё равно захлюпала носом.\n- Не-е-е-е-ет! Я лета-а-а-а-ать боюу-у-у-усь! Потому что если я не сдам экзамен, меня отправят на Радужную Фабрику, перемелютНаМелкиеКусочкиИсделаютИзНихКраскуДляРадуги! - выдохнула на одном дыхании Бинки и разрыдалась пуще прежнего.\n- Угу. Правильно она говорит. - Пробурчал вдруг старший, - я тоже того… Не хочу, чтоб меня на радугу перемололи.\n- И я!\n- И я тоже!\nЖеребята один за другим подтвердили то же самое.\nНа этот раз они не лгали. Я не могла поверить в это, но сейчас они говорили от души.\n\n- Кто рассказал вам это? Эту… ложь?\n- Никто. Просто знаю. - Старший жеребёнок упрямо уставился в пол.\n- И я.\n- И я тоже.\n- И я-а-а-а-а-а!\n\nЭто было какое-то сумасшествие! Фабрика, перерабатывающая не сдавших лётные экзамены жеребят на радугу… Он искренне в это верили.\n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n\nЛСД-чаепитие\n\nСелестия встала с ковра, подошла к небольшой жаровне и поставила на неё пузатый серебряный чайничек.\n- Ты какой чай будешь? “Хуффингтонский классический”, “аппалузский белый”, “клаудсдейлский лёгкий” или “кантерлотский королевский”? Извини, выбор невелик - то, что я сама пью. Или будешь кофе?\n- Спасибо, Селестия. Пожалуй, буду “кантерлотский королевский”.\n- Зови меня Тия. Не хочу слышать официоз у себя дома. - Селестия открыла кухонный шкафчик и, потянув зубами за золотой шнурок, <text:soft-page-break/>вытащила чёрный с золотом пакетик.\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 - Селестия разожгла горелку, опустила два пакетика в чайник и достала из шкафчика две розовые чашки в золотой горошек.\n- Тебе помочь? - я привстал с подушек.\n- Нееееет, что ты! - Селестия тихо рассмеялась. - Заваривать чай -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n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n-\n\u003c\u003e\nв сцене 34 - Тия при заварке чая добавляет порошок в огонь - тот становится голубым. А в чай - щепотку афродизиака\n-\n\n- И что же, те жеребята перестали бояться экзаменов?\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n- Но это было только начало. - Селестия вздохнула.\nЗолотой свисток на носике чайника засвистел, выпуская пар, и Селестия, подмигнув мне и рассмеявшись, вылила его содержимое в раковину.\n- Ты вылила заварку? Зачем? - удивился я.\n- Моя маленькая месть дворцовым ритуалам. Только между нами! -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1"/>
      <text:p text:style-name="P6">-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n- Ты могла бы нести меня телекинезом. Я, после того, как узнал о ваших способностях, удивлялся, почему ты этого не сделала?\n- Шутишь? - Селестия скосила на меня фиалковый глаз, продолжая колдовать с мешочком. - Ты бы потом не захотел бы видеть меня от перенесенного унижения.\n-\n\u003c\u003e\nСелестия хочет любым способом (34) расположить к себе Макса, чтоб получить союзника в борьбе за спасение Эквестрии\n-\n\n…\n…\n…\n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n- А что же было дальше? Ты сказала, что случай с жеребятами был только началом?\n- А дальше всё было хуже, намного хуже...\n\nРейд пони-рэйнджеров \n(леденящий душу триллер, музыка тревожная)\n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n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n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n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n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n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nРаздался вой напополам с рычанием, отсеченное щупальце упало, извиваясь, на границе <text:soft-page-break/>освещённого костром круга. Зверь, решив не испытывать судьбу, молниеносно развернулся и исчез в кустах, обрамляющих поляну.\n- Тьфу ты, б-бестия! - Мэдтроттер принялся протирать окровавленное лезвие. - Впервые такую тварь встречаю.\n- Не думаю, что она появится ещё. - Калрус вслушивался в лесной шум. Уши его поворачивались по ветру. - Ты её хорошенько угостил. По первому разряду!\n- У нас, в Аппалузе, это называется “салют легионера”, - усмехнулся Хорст. - Мало кто из врагов его переживает.\n- Первым дежуришь ты, Мэдди. Потом я. Калрус - последним, - решил я. - Завтра дойдём до Замка Принцесс, обследуем его хорошенько и, думаю, к вечеру будем возвращаться.\n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n\n- Что за чертовщина? - Мэдтроттер трогал копытом лежащую на земле плеть лианы, которая медленно уползала в чащу, сворачиваясь в колючий клубок.</text:p>
      <text:p text:style-name="P1"/>
      <text:p text:style-name="P5">- Не нравится мне это, - пробормотал Калрус, стряхивая с крыла зелёную плеть, свесившуюся с дерева и попытавшуюся обвить его махательный сустав. - Что-то этот дискордов плющ чем дальше, тем становится живее и нахальнее. И у этой дряни даже нет башки, чтоб снести её в случае чего.\n- Да уж, - Мэдтроттер обнажил алебарду и закрепил её на ноге остриём вверх. - Но, сдаётся мне, она станет посмирнее, если её оттяпать от основания, чем бы оно ни было…\nДальше мы передвигались с интервалом бескрылого прыжка, чтобы не нанести друг другу увечий в случае работы оружием.\n\n***\n- Шанту?\n- Ваше Высочество? Мы никогда не встречали такое существо раньше и я…\n- Не понимаю! Шанту не может появиться здесь. Это зверь совсем далёкой реальности. Понадобилась бы энергия двух солнц, чтобы доставить его сюда. \n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n- Хотя кое-кто за за тысячу лет воздержания накопил столько силы, что может жонглировать планетами, не думаю, что он… Нет, конечно, это не он, его усталость и раскаяние были искренними… Дискорд на нашей стороне… <text:s/>Продолжайте, Кимеринн.\n\n***\n\n...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n- Что за ерунда? -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n- Не знаю, что за ерунда, но теперь становится ясно, откуда тут те черепа. - Я вытер накрыльный нож о траву и показал на две продолговатости, тускло белевшие в траве у самого ствола граба. - Не сходи с дороги, Мэд. Я обещал твоим кобылам вернуть тебя назад одним куском.\n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n- Пхе, будет несколько - выберешь для них самый подходящий! - хохотнул Мэдтроттер, нервно косясь на останки.\nПоэтому мы ещё тщательнее стали высматривать в траве камни древнего пути. Когда-то это был самый\t короткий\t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n- Ходят слухи, Старс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 Мечтательно разглагольствовал Калрус.\n- Смотри, как бы ты сам после такой встречи не стал чудным материалом для <text:s/>чудовища, - проворчал Мэдтроттер. - Уж оно картины с тобой малевать не станет! Вот, кстати, тебе хороший шанс обнюхаться с ним. Столбы пропали.\nИ вправду, столбы вместе с дорогой уходили в болотную топь, выходя на сушу метров через сто. У самой <text:soft-page-break/>воды в сторону отходила обходная тропинка, еле заметная в высокой осоке и борщевике.\n- Странно, кто-то ходил к замку после того, как он был заброшен, - пробормотал Мэдтроттер. - Если, конечно, эту тропу протоптали не животные.\n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1"/>
      <text:p text:style-name="P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n- Дискорд! Что их убило? - присвистнул обошедший Хорста с другой стороны Калрус.\n- Что бы их ни убило, нам с этим знакомиться ни к чему - пробормотал Мэдтроттер, озираясь. - Не могу себе представить, чтоб кто-то мог легко справиться одновременно с силой земнопони, магией единорогов и крыльями пегасов. \nЯ поднял нагрудную бляху, лежащую на скелете с раздавленной грудной клеткой.\n- Это королевский конвой. Такие были на службе у принцесс ещё лет двадцать назад, до Раздора.\n- Такое впечатление, что… - Калрус не успел договорить. Раздался хлопок и над вовремя распластавшимся Мэдтроттером пролетел вращающийся колючий шар. \n- ...тут была засада -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nБольше мы ничего не говорили. Продолжение дороги выходило из топи в полусотне метров от нас - туда мы и помчались, сопровождаемые хлопками и свистом вращающихся шаров.\n\n***\n\n- Откуда там останки пегасов? Кто мог поймать их там? Они могут уйти от любой засады.\n- Не знаю, как насчёт летунов, принцессса, но когда мы осматривали кости, на нас было совершено нападение...\n- Вот как? На королевскую стражу в центре Эквестрии? Кто же это был?\n- Лианы, принцесса. - Кимеринн отчеканил последнюю фразу, глядя прямо перед собой. -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 сорок. Мы назвали их \u003c???\u003e\nЛуна обошла Кимеринна. \n- У вас рассечен бок. И колотая рана на шее.\n- Не уследил за лианой, Ваше Высочество. Ерунда. Калрус вовремя отсёк плеть. - Голубые глаза Кимеринна смотрели прямо сквозь Луну, не мигая.\n- Расслабьтесь, Кимеринн. Вы очень скованы. Я вижу, вам нелегко пришлось в этом походе.\nРастерзанная шея жеребца напомнила Луне о другом, которого она называла на “ты” больше тысячи лет назад, во время восстания.\n- Я ценю вашу службу и хочу достойно наградить вас. Спрашивайте.\n- Мне… мне ничего не нужно, Ваше Высочество. - Кимеринн судорожно сглотнул и на мгновение скосил взглядом на Луну.\nЛуна вздохнула. Всё-таки, насколько легче было быть Найтмэр-Мун! Тогда ей не нужно было стесняться своих желаний и все было намного проще.\n- Кимеринн, вы окажете своей принцессе услугу, если согласитесь <text:s/>принять от неё награду! - Если бы он понял… Как когда-то понял Амарок… Аликорны - тоже живые существа. И они очень одиноки…\n- Хорошо, Ваше Высочество. - Кимеринн смотрел не мигая в точку прямо перед собой. - Я хочу… в награду… обращаться к вам на “ты”!\nТуман застилал глаза Луне. Она смотрела на него - и видела Амарока. Та же фигура, те же раны, те же слова… Тот же запах - запах пота, крови и чего-то неуловимого, что <text:s/>появляется, когда он рядом.\nОн был высок для пони и Луне понадобилось всего лишь немного склонить шею, чтобы тихо выдохнуть ему в ухо:\n- Ну что же… Я рада оказать такую услугу… Тебе…\n- Принцесса…\n- Луна, мой дорогой. Для тебя - Луна…\n...\n\nРейд пони-рэйнджеров-2 (продолжение рейда пони-рэйнджеров)\n\n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n\n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text:soft-page-break/>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1"/>
      <text:p text:style-name="P3">Мэдтроттер подошёл к холму и зацепил концом алебарды зелёный покров.\n- Металл! - удивлённо воскликнул он. - И стекло.\nВ металлической поверхности сверкнуло небольшое прямоугольное окошко.\nЯ прошёл вдоль холма и вскоре под побегами дикого винограда обнаружил вход, открывающий внутренности холма.\n- Ким, не суйся туда в одиночку. - Мэдтроттер подошёл к дыре, размашистым слэшем срубил свисающие лианы и, принюхавшись, прошёл внутрь. \n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nВнутренности этого металлического “корабля” не вызывали у меня доверия. Но Вечнодикий лес после встречи с \u003cгидрорысью\u003e и нападением \u003cтентаклиан\u003e казался мне ещё опаснее. А если этот корабль обследовать как следует…\n- Заночуем внутри. - Решил я.\n\n\u003cНужен ли тут самолёт? Нужен артефакт из Fallout Equestria - летучий корабль?\u003e\nУтро встретило нас туманом. Я пытался рассмотреть руины замка на противоположном берегу.\n- Идти опасно. Засаду прозевать - как два пера об мостовую. Хорст, я слетаю в разведку. Не нравится мне это болото.\n- Давай, Ким, но не геройствуй особо. Сдаётся мне, кое-кто во дворце положил на тебя глаз. И он строго спросит с нас, если с тобой что-нибудь случится. -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 \nЯ сбросил громоздкие перемётные сумки с поклажей, оставив только закреплённый на ноге кинжал.\n- Ну, ветра в спину, Ким! - Хорст легонько ударил в моё протянутое копыто. Калрус, молча хлопнув в копыто, также стукнул и по шлему, нахлобучив его мне на нос…\n\n***\n\n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n- Заметил что-то. - Хорст приставил копыто ко лбу, пытаясь рассмотретьчто-то против солнца. - Нет, летит обратно. Ох-х-х-х-х!\n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n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n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n- Поворачивайте, уходите от болота! - донёсся его крик.\n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n\n***\n\n- Дискорд тебе в крыло, Ким, ты таки заставил нас попотеть! Что там за чертовщина?\nЯ отлепился от серебристой поверхности и прыгул на землю.\n- Не в крыло, а в ногу, - проворчал я, стаскивая зубами с задней ноги толстую плеть плюща, гладко отрубленную стилетом. - Дискордов плющ там. Только толще и быстрее - Сброшенный обрубок лианы медленно извивался, стараясь найти опору, вокруг которой можно было бы обвиться. - Схватил бы за крыло - я бы не вырвался. - Я взглянул вверх. На металлической стенке чётко отпечатались четыре полукруга копыт. - И пришлось бы тебе за меня во дворце отдуваться.\n- Нашел что-нибудь интересное в развалинах?\n- А как же! Странное такое. Похожее на обезьяну. Но стройнее и грациознее. И оно было одето…</text:p>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text:soft-page-break/>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text:soft-page-break/>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text:soft-page-break/>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text:soft-page-break/>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text:soft-page-break/>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text:soft-page-break/>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text:soft-page-break/>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text:soft-page-break/>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text:soft-page-break/>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text:soft-page-break/>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text:soft-page-break/>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text:soft-page-break/>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text:soft-page-break/>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text:soft-page-break/>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text:soft-page-break/>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text:soft-page-break/>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text:soft-page-break/>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text:soft-page-break/>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text:soft-page-break/>-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text:soft-page-break/>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text:soft-page-break/>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text:soft-page-break/>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text:soft-page-break/>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text:soft-page-break/>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text:soft-page-break/>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text:soft-page-break/>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text:soft-page-break/>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text:soft-page-break/>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text:soft-page-break/>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oft-page-break/><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text:soft-page-break/>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text:soft-page-break/>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text:soft-page-break/>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28">javascript"&gt;DOCS_modelChunk = [{"ty":"is","s":"– Ну хорошо, продолжу. “Как успехи в поисках принцессы Селестии? Пиши нам, пожалуйста, побольше. Ты так и</text:p>
      <text:p text:style-name="P29">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29">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29">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29">ется вовсю, пока мы тут ночей не спим. А ну дай-ка…\nЭпплджек выхватила листок и начала править текст.\n– Так… Так… И вот так! Теперь порядок! – Эпплдже</text:p>
      <text:p text:style-name="P29">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29">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29">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29">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9">.\n– “Надеюсь, ты скоро найдёшь нашу принцессу.” – продолжила Флаттершай. – “Потому что нам её искать плохо получается. Макс долго искал и, наконец, наш</text:p>
      <text:p text:style-name="P29">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29">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29">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29">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29"><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29">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29"><text:soft-page-break/>же о Гарри.\n– Что-то мне это напоминает.\n– Что?\n– То, что с Максом происходит в последнее время. Стоит ему нос из дому высунуть - как на него свалива</text:p>
      <text:p text:style-name="P29">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29">жей! \n– Лучше бы он от нас просто отстал. Мы ему ничего плохого не сделали. – вздохнула Флаттершай и продолжила. – “Надеюсь, у тебя всё хорошо? Ты так</text:p>
      <text:p text:style-name="P29">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29"><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29">л снеговик — он съехал на него с пригорка и Макс еле вырвался.”\n– Агась, вырвался бы он, если бы не я. Дай-ка сюда письмо...\n– “...хорошо, что рядом б</text:p>
      <text:p text:style-name="P29">ыла Эпплджек и спасла его...”. – Так годится?\n– Пожалуй, да.\n– Хорошо. – “В общем, приезжай скорее. Так хочется, чтоб мы снова были вместе и чтобы все</text:p>
      <text:p text:style-name="P29"><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29">.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29">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29">Твоя Флатти”.\n– Да-да, я мигом! – Девушка схватила листок бумаги и помчалась к ноутбуку.\n\nОзарение\n\n\u003cФлаттершай смотрит млп и говорит - всё не</text:p>
      <text:p text:style-name="P29"><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29">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29"/>
      <text:p text:style-name="P28"/>
      <text:p text:style-name="P29"/>
      <text:h text:style-name="P109" text:outline-level="2">Озарение</text:h>
      <text:p text:style-name="P28">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9180092207949634778" text:style-name="L1">
        <text:list-item>
          <text:p text:style-name="P120">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127603661426189099" text:style-name="L2">
        <text:list-item>
          <text:p text:style-name="P121">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21"><text:soft-page-break/>Ну хорошо. Убедила. В конце-концов, можем поступить так. Вы с Флатти вернётесь обратно а я продолжу поиски здесь.</text:p>
        </text:list-item>
        <text:list-item>
          <text:p text:style-name="P121">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21">Вы можете связываться со мной раз в месяц по коридору.</text:p>
        </text:list-item>
        <text:list-item>
          <text:p text:style-name="P121">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21">Ну, не раз в месяц <text:span text:style-name="T4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29">Эпплджек недоверчиво хмыкнула.</text:p>
      <text:list xml:id="list8580847828523324818" text:style-name="L3">
        <text:list-item>
          <text:p text:style-name="P122">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22">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22">Конечно оставаться. Кто ещё, кроме нас, может найти её?</text:p>
        </text:list-item>
        <text:list-item>
          <text:p text:style-name="P122">Я думал, ты не сможешь оставить Энджела и всех остальных надолго.</text:p>
        </text:list-item>
        <text:list-item>
          <text:p text:style-name="P122">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123">Извини, Флаттершай, забылся.</text:p>
        </text:list-item>
        <text:list-item>
          <text:p text:style-name="P123">Та ладно, я ж не против, – возразила Эпплджек. – Не парься, Флатти. Было б хуже, если б он <text:s/>назвал меня Эпплджек на людях.</text:p>
        </text:list-item>
        <text:list-item>
          <text:p text:style-name="P123">Ты так... – запнулась Флаттершай. – Так быстро забыла свою ферму. И...</text:p>
        </text:list-item>
        <text:list-item>
          <text:p text:style-name="P123">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123">Как ты можешь так говорить? – расплакалась Флаттершай.</text:p>
        </text:list-item>
        <text:list-item>
          <text:p text:style-name="P123">Эй, девушки, не ссорьтесь! Мы — одна команда! И надеюсь, останемся ею и в дальнейшем. </text:p>
          <text:p text:style-name="P12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123">А если нет? – Эпплджек смотрела мне мне прямо в глаза.</text:p>
          <text:p text:style-name="P123">Я молча пожал плечами. Эпплджек уверенно продолжила.</text:p>
        </text:list-item>
        <text:list-item>
          <text:p text:style-name="P123">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text:soft-page-break/>не остаётся.</text:p>
        </text:list-item>
        <text:list-item>
          <text:p text:style-name="P123">Спасибо, ЭйДжей.</text:p>
        </text:list-item>
        <text:list-item>
          <text:p text:style-name="P123">Я об Эквестрии беспокоюсь. – ворчливо отозвалась Эпплджек. – Надо разобраться с этой ерундой наконец-то. И я чертовски намерена это сделать.</text:p>
          <text:p text:style-name="P123">Флаттершай пробормотала нечто, показавшееся мне знакомым.</text:p>
        </text:list-item>
        <text:list-item>
          <text:p text:style-name="P123">Флатти, ты что-то сказала? Я не расслышал.</text:p>
        </text:list-item>
        <text:list-item>
          <text:p text:style-name="P123">Намерение Изменяет Реальность.</text:p>
        </text:list-item>
        <text:list-item>
          <text:p text:style-name="P123">Эээ. А где ты слышала эту фразу, если не секрет?</text:p>
        </text:list-item>
        <text:list-item>
          <text:p text:style-name="P123">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123">У меня как будто вспыхнула лампочка в мозгу. Кирпичики быстро выстраивались в целостную картину. Я ринулся в прихожую.</text:p>
        </text:list-item>
        <text:list-item>
          <text:p text:style-name="P123">Флатти, ЭйДжей, буду через час. Ждите!</text:p>
        </text:list-item>
      </text:list>
      <text:p text:style-name="P29"/>
      <text:h text:style-name="P107" text:outline-level="2">Почти.</text:h>
      <text:p text:style-name="P32">В офисе меня встретил лыбящийся Стас.</text:p>
      <text:p text:style-name="P32">–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32">Я уставился на Стаса и он, захлёбываясь от торопливости, начал <text:span text:style-name="T48">рассказывать</text:span>.</text:p>
      <text:p text:style-name="P32">–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48">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32">– Ты его уничтожил?</text:p>
      <text:p text:style-name="P32">– Кого?</text:p>
      <text:p text:style-name="P32">– Этический модуль. Селестию.</text:p>
      <text:p text:style-name="P32">–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32">– Ты его уничтожил?</text:p>
      <text:p text:style-name="P32">–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32">– То есть, на владовском домашнем компьютере модуль работает и дальше?</text:p>
      <text:p text:style-name="P32">– Ага. К нему-то у меня доступа нету. Но в кластер к Нексусу он больше не пролезет.</text:p>
      <text:p text:style-name="P32">– Спасибо, Стас. Ты молодец.</text:p>
      <text:p text:style-name="P32"><text:soft-page-break/>Ниточка, чуть было не прервавшаяся в офисе, повела в квартиру Влада.</text:p>
      <text:p text:style-name="P32"/>
      <text:h text:style-name="P108" text:outline-level="2">Дискорд</text:h>
      <text:p text:style-name="Text_20_body"/>
      <text:p text:style-name="P38">Девушки поспешно собирались, пока я растолковывал им задачу.</text:p>
      <text:list xml:id="list5341652688940195962" text:style-name="L4">
        <text:list-item>
          <text:p text:style-name="P115">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15">Это тот твой приятель, который разбился с полгода назад? – спросила Эпплджек.</text:p>
        </text:list-item>
      </text:list>
      <text:list xml:id="list690412246047368453" text:style-name="L5">
        <text:list-item>
          <text:p text:style-name="P116">Да, это он.</text:p>
        </text:list-item>
        <text:list-item>
          <text:p text:style-name="P116">А как мы попадём в его квартиру? Там сейчас кто-то живёт? – Флаттершай прыгала на одной ноге, натягивая кед.</text:p>
        </text:list-item>
        <text:list-item>
          <text:p text:style-name="P116">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3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39">В гараже я обошёл старый верный <text:span text:style-name="T48">Nissan Navara</text:span> и направился к маленькому электрическому <text:span text:style-name="T48">Eva. </text:span>Для того, чтоб не привлекать внимание, самое оно. <text:s/><text:span text:style-name="T48">&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48">&gt;</text:span></text:p>
      <text:p text:style-name="P3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48">&lt;</text:span>Плохо написано!<text:span text:style-name="T48">&gt;</text:span></text:p>
      <text:p text:style-name="P39">Я поднёс брелок пропуска к домофону, но дверь подъезда не открылась. Замигала красная лампочка и зажужжал зуммер.</text:p>
      <text:p text:style-name="P39">Я выругался.</text:p>
      <text:list xml:id="list7833855620362900942" text:style-name="L6">
        <text:list-item>
          <text:p text:style-name="P117">Макс, что случилось? У нас проблемы?</text:p>
        </text:list-item>
        <text:list-item>
          <text:p text:style-name="P117">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3000096677331665288" text:style-name="L7">
        <text:list-item>
          <text:p text:style-name="P118">Так что, будем ломать дверь? – Эпплджек критически осмотрелась, подмечая бабулек на лавочке и зевак во внутреннем скверике.</text:p>
        </text:list-item>
      </text:list>
      <text:list xml:id="list2608457185703536873" text:style-name="L8">
        <text:list-item>
          <text:p text:style-name="P119">Нет нужды. Лучше станьте-ка сзади меня так, чтобы заслонить от этих бабулек и от вооон той камеры наблюдения.</text:p>
        </text:list-item>
      </text:list>
      <text:list xml:id="list7276528382727145185" text:style-name="L9">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text:span text:style-name="T55">посторонних</text:span>, будем действовать аккуратнее.</text:p>
        </text:list-header>
      </text:list>
      <text:p text:style-name="P32">Я достал из внутреннего кармана куртки короткий <text:span text:style-name="T55">железный прут</text:span>, с которым не расставался последние пару месяцев. Зачем рвать дверь, если можно поддеть её край ломиком и немного налечь ладонью?</text:p>
      <text:p text:style-name="P32">Раздался лёгкий «кряк» и дверь подалась.</text:p>
      <text:list xml:id="list5746073900254626114" text:style-name="L10">
        <text:list-item>
          <text:p text:style-name="P126">Девушки, заходим.</text:p>
        </text:list-item>
      </text:list>
      <text:p text:style-name="P35">Тусклый глазок видеокамеры сопровождал нас, пока мы шли по коридору. Шансы на то, что охранник на пульте заподозрит что-то неладное, мизерные. <text:s/><text:span text:style-name="T56">По моему опыту работы в “аквариуме” я знаю, что, к</text:span>ак правило, за <text:span text:style-name="T56">камерами</text:span>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text:span><text:span text:style-name="T3">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34"><text:span text:style-name="T4">Заслонив собой дверь от видеокамеры, я быстро сорвал </text:span>пломбу с двери квартиры <text:span text:style-name="T1">№ </text:span><text:span text:style-name="T2">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33">Прихожая встретила нас толстым слоем пыли. Мы тихонько прошли внутрь и я закрыл дверь изнутри.</text:p>
      <text:p text:style-name="P36"><text:span text:style-name="T5">Компьютер</text:span> стоял там же, где и обычно <text:span text:style-name="T1">— в личном кабинете Влада на столе у окна.</text:span></text:p>
      <text:list xml:id="list1323649151755511076" text:style-name="L11">
        <text:list-item>
          <text:p text:style-name="P127">Макс, тут окно разбито! И верёвка какая-то висит. – крикнула Флаттершай из кухни.</text:p>
        </text:list-item>
        <text:list-item>
          <text:p text:style-name="P127">Оставь, Флатти, не сейчас! – отмахнулся я.</text:p>
        </text:list-item>
      </text:list>
      <text:p text:style-name="P65">Лампочка питания н<text:span text:style-name="T65">а</text:span> <text:span text:style-name="T65">ноутбуке</text:span> горела, <text:s/>но <text:span text:style-name="T65">подключенный </text:span>монитор оставался тёмным. Я постучал по пробелу, но безрезультатно.</text:p>
      <text:list xml:id="list1893566495641441908" text:style-name="L12">
        <text:list-item>
          <text:p text:style-name="P128">Может, стукни его хорошенько? – посоветовала Эпплджек. – Я всегда так делаю, когда у твоего компа интернет тормозит. Почти всегда помогает...</text:p>
        </text:list-item>
        <text:list-item>
          <text:p text:style-name="P128">Монитор выключен. – <text:s/>раздалось из угла. Кресло с высокой спинкой повернулось, открыв нашим взорам Дискорда. </text:p>
        </text:list-item>
      </text:list>
      <text:p text:style-name="P54"><text:span text:style-name="T7">Он был одет в б</text:span><text:span text:style-name="T6">рюки-карго, </text:span><text:span text:style-name="T7">заправленные в берцы</text:span><text:span text:style-name="T6"> и футболк</text:span><text:span text:style-name="T7">у</text:span><text:span text:style-name="T6"> цвета хаки. </text:span><text:span text:style-name="T7">Длинный шрам проходил через левую скулу, скрыва</text:span><text:span text:style-name="T8">ясь</text:span><text:span text:style-name="T7"> под фотохромными очками. Т</text:span><text:span text:style-name="T6">актические перчатки </text:span><text:span text:style-name="T8">с обрезанными пальцами </text:span><text:span text:style-name="T7">довершали облик этакого Гекльберри-Финна 21-го века.</text:span></text:p>
      <text:p text:style-name="P41">Он приподнял панамку, дурашливо здороваясь.</text:p>
      <text:list xml:id="list669115582266896255" text:style-name="L13">
        <text:list-item>
          <text:p text:style-name="P129">Оп-па! – пробормотала Эпплджек. – Нежданчик!</text:p>
        </text:list-item>
      </text:list>
      <text:list xml:id="list8621408089419202710" text:style-name="L14">
        <text:list-item>
          <text:p text:style-name="P131"><text:span text:style-name="T7">Ты, я вижу, времени не терял, – </text:span><text:span text:style-name="T8">моя рука</text:span><text:span text:style-name="T7"> под прикрытием стола медленно тянул</text:span><text:span text:style-name="T8">ась</text:span><text:span text:style-name="T7"> к тяжёлой фарфоровой кружке, стоящей на краю.</text:span></text:p>
        </text:list-item>
        <text:list-item>
          <text:p text:style-name="P110"><text:span text:style-name="T9">Не терял, не терял — объездил полмира. – В</text:span><text:span text:style-name="T6"> его широкой улыбке сверкнул металлический зуб. </text:span><text:span text:style-name="T9">– Или, точнее, две трети. Но не в этом дело.</text:span><text:span text:style-name="T6"> </text:span><text:span text:style-name="T9">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span></text:p>
        </text:list-item>
        <text:list-item>
          <text:p text:style-name="P111"><text:span text:style-name="T9">А </text:span><text:span text:style-name="T1">почему ты вообще решил искать нас тут? – спросила Эпплджек. – Приехал бы домой. Мы б тебя чаем напоили.</text:span></text:p>
        </text:list-item>
        <text:list-item>
          <text:p text:style-name="P112"><text:soft-page-break/>Видишь ли, дорогая Эй-Джей, я с самого начала знал, где находится наша уважаемая принцесса, <text:span text:style-name="T65">а времени в обрез, так что</text:span>...</text:p>
        </text:list-item>
      </text:list>
      <text:p text:style-name="P73">В проёме дверей появилась Флаттершай.</text:p>
      <text:list xml:id="list4148700528571991037" text:style-name="L15">
        <text:list-item>
          <text:p text:style-name="P113">С кем это вы тут разговариваете?</text:p>
          <text:p text:style-name="P114"><text:span text:style-name="T1">Дискорд обернулся было на голос и в этот момент я </text:span><text:span text:style-name="T10">швырнул в него кружкой и </text:span><text:span text:style-name="T1">бросился через комнату к нему, занося над головой стул.</text:span></text:p>
        </text:list-item>
      </text:list>
      <text:p text:style-name="P72"><text:span text:style-name="T1">Ог</text:span><text:span text:style-name="T11">лушённый</text:span><text:span text:style-name="T1"> Дискорд попытался было отъехать на кресле в сторону, но </text:span><text:span text:style-name="T11">я припёр его стулом к стенке.</text:span></text:p>
      <text:p text:style-name="P68">– Жанна, Флатти, хватайте <text:span text:style-name="T65">ноут</text:span> и на выход! Я с ним разберусь! Не теряйте вре...!</text:p>
      <text:p text:style-name="P66"><text:span text:style-name="T1">– Т</text:span><text:span text:style-name="T12">Ы</text:span><text:span text:style-name="T1"> </text:span><text:span text:style-name="T12">ИДИО</text:span><text:span text:style-name="T1">...!!!</text:span></text:p>
      <text:p text:style-name="P69">Дискорд <text:s/>зорал одновременно со мной, прикрываясь от меня руками, когда раздался оглушительный</text:p>
      <text:p text:style-name="P69">...</text:p>
      <text:p text:style-name="P71">БАХ!!!</text:p>
      <text:p text:style-name="P70">…</text:p>
      <text:p text:style-name="P67"><text:span text:style-name="T12">Э</text:span><text:span text:style-name="T1">пплджек с <text:s/>нервным всхлипом опустила толстенный том «Энтерпрайз-паттернов» , издание девятое, дополненное.</text:span></text:p>
      <text:p text:style-name="P40">На лице Дискорда появилось удивлённо-мечтательное выражение и он вырубился.</text:p>
      <text:p text:style-name="P40"/>
      <text:h text:style-name="Heading_20_2" text:outline-level="2">Селестия</text:h>
      <text:p text:style-name="P53"/>
      <text:p text:style-name="P130">Включенный монитор показал схематическое изображение Селестиии, </text:p>
      <text:p text:style-name="P55">&gt;\<text:span text:style-name="T1">Привет, Селестия. Это Макс. Как себя чувствуешь?</text:span></text:p>
      <text:p text:style-name="P55">&lt;\<text:span text:style-name="T1">Макс? МАКС??? МА-А-А-АКС!!! Н</text:span><text:span text:style-name="T21">АКОНЕЦ</text:span><text:span text:style-name="T1">-</text:span><text:span text:style-name="T21">ТО</text:span><text:span text:style-name="T1">! </text:span><text:span text:style-name="T21">КАК Я РАДА ТЕБЯ СЛЫШАТЬ</text:span><text:span text:style-name="T1">! </text:span></text:p>
      <text:p text:style-name="P130"/>
      <text:p text:style-name="P56">&gt;\<text:span text:style-name="T1">Я рад, что нашёл тебя, Тия.</text:span></text:p>
      <text:p text:style-name="P56">&lt;\<text:span text:style-name="T1">А </text:span><text:span text:style-name="T21">УЖ</text:span><text:span text:style-name="T1"> </text:span><text:span text:style-name="T21">Я</text:span><text:span text:style-name="T1">-</text:span><text:span text:style-name="T21">ТО</text:span><text:span text:style-name="T1"> </text:span><text:span text:style-name="T21">КА</text:span><text:span text:style-name="T44">К</text:span><text:span text:style-name="T1"> </text:span><text:span text:style-name="T21">РАДА</text:span><text:span text:style-name="T1">!!!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57">&gt;\<text:span text:style-name="T1">Тия, я сейчас подключу микрофон и колонки, и мы сможем общаться более удобно.</text:span></text:p>
      <text:p text:style-name="P42">…</text:p>
      <text:p text:style-name="P42">– Привет опять. Как ты меня слышишь?</text:p>
      <text:p text:style-name="P57"><text:span text:style-name="T1">– О, Макс, я наконец-то именно СЛЫШУ твой голос, а не чувствую тебя какой-то </text:span><text:span text:style-name="T21">задней </text:span><text:span text:style-name="T1">частью сознания. </text:span><text:span text:style-name="T13">Это чудесно! Я уже отвыкла от звуков. Мне казалось, я оглохла и ослепла. </text:span><text:span text:style-name="T14">Ужасное состояние.</text:span></text:p>
      <text:p text:style-name="P58">– <text:span text:style-name="T1">Могу себе представить. Как-то раз я провёл </text:span><text:span text:style-name="T15">три часа камере</text:span><text:span text:style-name="T1"> сенсорной депривации.</text:span><text:span text:style-name="T15"> </text:span><text:span text:style-name="T22">М</text:span><text:span text:style-name="T15">не не понравилось.</text:span></text:p>
      <text:p text:style-name="P59"><text:span text:style-name="T15">– </text:span><text:span text:style-name="T1">Эммм... Ваше Высочество, вы в порядке? Мы так рады, что </text:span><text:span text:style-name="T16">наконец-то </text:span><text:span text:style-name="T1">нашли Вас! – вклинилась в разговор Эпплджек.</text:span></text:p>
      <text:p text:style-name="P43">– Кто тут? Макс, кто ещё с тобой?</text:p>
      <text:p text:style-name="P59"><text:soft-page-break/><text:span text:style-name="T1">– Со мной Эпплджек и Флаттершай. Мы пришли сюда полгода </text:span>&lt;<text:span text:style-name="T5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60">– <text:span text:style-name="T1">Девочки? Я рада вас слышать. А Твайлайт нет рядом?</text:span></text:p>
      <text:p text:style-name="P61"><text:span text:style-name="T1">– Нет, она осталась помогать Луне открывать коридор сюда. – тут меня посетила неожиданная и неприятная мысль. – Кстати о коридоре. Через два </text:span><text:span text:style-name="T17">с небольшим </text:span><text:span text:style-name="T1">дня они должны опять открыть его.</text:span></text:p>
      <text:p text:style-name="P61"><text:span text:style-name="T1">При этих словах Дискорд замычал и задёргался. </text:span><text:span text:style-name="T17">Эпплджек нахмурилась и проверила верёвки, привязывающие его к спинке стула.</text:span></text:p>
      <text:p text:style-name="P61"><text:span text:style-name="T22">– </text:span><text:span text:style-name="T1">Нам надо подумать, как быть с тобой. Не можем же мы переправ</text:span><text:span text:style-name="T22">ит</text:span><text:span text:style-name="T1">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span></text:p>
      <text:p text:style-name="P44">– Ноутбук — так называется место, где я нахожусь сейчас? <text:span text:style-name="T65">А к</text:span>то это мычит?</text:p>
      <text:p text:style-name="P44">– Да, <text:span text:style-name="T65">ноут — </text:span>это такая тюрьма, которая... ммм... прекратит своё существование в Эквестрии <text:span text:style-name="T63">достаточно</text:span> быстро. Вместе с тобой. Мычит таки Дискорд. У него во рту кляп.</text:p>
      <text:p text:style-name="P62"><text:span text:style-name="T1">– </text:span><text:span text:style-name="T19">О, духи предков, </text:span><text:span text:style-name="T20">но </text:span><text:span text:style-name="T19">з</text:span><text:span text:style-name="T18">ачем??? </text:span><text:span text:style-name="T26">Почему у него кляп во рту?</text:span></text:p>
      <text:p text:style-name="P64"><text:span text:style-name="T18">– </text:span><text:span text:style-name="T27">Мы связали его. </text:span><text:span text:style-name="T1">Он нас предал. И тебя. И Эквестрию. Всех.</text:span></text:p>
      <text:p text:style-name="P63"><text:span text:style-name="T1">При этих словах Эпплджек и Флаттершай </text:span><text:span text:style-name="T21">непонимающе</text:span><text:span text:style-name="T1"> уставились на меня, а Дискорд протестующе замычал.</text:span></text:p>
      <text:p text:style-name="P45">Я начал рассказывать о своих догадках, <text:span text:style-name="T66">и</text:span> непонимающее выражение <text:span text:style-name="T64">на лицах девушек </text:span>сменилось <text:span text:style-name="T66">удивлением.</text:span></text:p>
      <text:p text:style-name="P46">– Н<text:span text:style-name="T66">ифигасе!</text:span> – Эпплджек <text:span text:style-name="T68">уставилась на Дискорда</text:span>. – <text:span text:style-name="T66">Никогда бы не догадалась! Он</text:span>, конечно, пиз<text:span text:style-name="T48">#</text:span>обол и распи<text:span text:style-name="T48">#</text:span>дяй, но <text:span text:style-name="T66">чтоб</text:span> предатель... <text:span text:style-name="T66">Я о таком и не думала даже.</text:span></text:p>
      <text:p text:style-name="P47"><text:span text:style-name="T65">– </text:span>А зачем тогда ты <text:span text:style-name="T70">приложила</text:span> его книгой? – непонимающе уставился я на неё.</text:p>
      <text:p text:style-name="P47">– Потому что ты напал на него. Я и подумала — тебе виднее. И помогла.</text:p>
      <text:p text:style-name="P48">Флаттершай <text:span text:style-name="T67">отрицающе мотнула головой.</text:span></text:p>
      <text:p text:style-name="P49"><text:span text:style-name="T67">– </text:span>Не может Дискорд быть предателем. Он мой друг.</text:p>
      <text:p text:style-name="P49">Дискорд благодарственно замычал и закивал головой.</text:p>
      <text:p text:style-name="P5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52">Дискорд завёл глаза на лоб и обречённо завыл.</text:p>
      <text:p text:style-name="P50">– Макс, постой. Дай мне поговорить с ним. <text:span text:style-name="T69">– сказала Селестия. – Не могу поверить, что Дискорд на такое пошёл.</text:span></text:p>
      <text:p text:style-name="P52"><text:span text:style-name="T69">– </text:span>Ну хорошо. Поговори. Послушаем, что он скажет.</text:p>
      <text:p text:style-name="P52">Я красноречиво <text:span text:style-name="T71">покачал</text:span> кулак <text:span text:style-name="T71">перед его носом </text:span>и вытащил кляп.</text:p>
      <text:p text:style-name="P52">...</text:p>
      <text:p text:style-name="P74"><text:span text:style-name="T24">– Ффы, тьфу, пффф, пфу! </text:span><text:span text:style-name="T28">Ну з</text:span><text:span text:style-name="T26">а что мне такое наказание?! </text:span><text:span text:style-name="T28">Пытаешься творить людям добро и в благодарность получаешь в морду! </text:span><text:span text:style-name="T26">Вы всегда так на людей кидаетесь вместо приветствия?! </text:span><text:span text:style-name="T25">Святые яйца</text:span><text:span text:style-name="T24">, мир полон идиотов (к тебе, дорогая Флаттершай, это не относится)!!!</text:span></text:p>
      <text:p text:style-name="P75"><text:span text:style-name="T24">– </text:span><text:span text:style-name="T1">Кончай устраивать цирк! </text:span><text:span text:style-name="T28">Я дал тебе возможность говорить только потому, что меня попросила Селестия. Не сумеешь в течение пяти минут объяснить своё поведение </text:span><text:span text:style-name="T49">— </text:span><text:span text:style-name="T29">получишь кляп обратно.</text:span></text:p>
      <text:p text:style-name="P76"><text:span text:style-name="T1">– Это я-то устраиваю цирк?!! Д</text:span><text:span text:style-name="T45">А</text:span><text:span text:style-name="T1"> </text:span><text:span text:style-name="T45">ТЫ</text:span><text:span text:style-name="T1"> НА СЕБЯ ПОСМОТРИ, </text:span><text:span text:style-name="T45">КЛОУН</text:span><text:span text:style-name="T1">!!! </text:span><text:span text:style-name="T30">На людей кидаешься, ч</text:span><text:span text:style-name="T1">ашками бросаешься, вон, мне нос разбил! Дерёшься...</text:span></text:p>
      <text:p text:style-name="P77"><text:soft-page-break/>Я угрожающе поднёс тряпку к лицу Дискорда.</text:p>
      <text:p text:style-name="P76"><text:span text:style-name="T1">– Ещё одно слово в таком тоне, и </text:span><text:span text:style-name="T31">ты заткнёшься, а</text:span><text:span text:style-name="T1"> мы </text:span><text:span text:style-name="T30">уйдём в Эквестрию без тебя!</text:span></text:p>
      <text:p text:style-name="P78">– Ой-ёй-ёй, как я испугался! – передразнил меня Дискорд. – Ещё одно слово в таком тоне, <text:span text:style-name="T79">и я таки заткнусь окончательно,</text:span> и никто никуда не уйдёт. Ни в какую Эквестрию....</text:p>
      <text:p text:style-name="P78">Дискорд демонстративно закрыл рот и посвистывая уставился в потолок.</text:p>
      <text:p text:style-name="P79"><text:span text:style-name="T77">Р</text:span>азговор зашёл в тупик.</text:p>
      <text:p text:style-name="P88"/>
      <text:p text:style-name="P95">На мониторе высветился текст:</text:p>
      <text:p text:style-name="P88">&gt;\<text:span text:style-name="T1">Макс </text:span><text:span text:style-name="T33">—</text:span><text:span text:style-name="T1"> не использую колонки </text:span><text:span text:style-name="T33">—</text:span><text:span text:style-name="T1"> это должно остаться между нами… Дискорд что-то знает. Он нам не враг. </text:span><text:span text:style-name="T33">Н</text:span><text:span text:style-name="T1">езадолго до моего исхода из Эквестрии</text:span><text:span text:style-name="T32">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text:span><text:span text:style-name="T33">Не говори об этом, пожалуйста, это личное.</text:span></text:p>
      <text:p text:style-name="P96"/>
      <text:p text:style-name="P97">Из колонок послышался лёгкий шорох.</text:p>
      <text:p text:style-name="P80">– <text:span text:style-name="T73">Дик</text:span>, сейчас не время для ссор. <text:span text:style-name="T72">– голос Селестии был мягким, но настойчивым. – Мы в одной лодке.</text:span></text:p>
      <text:p text:style-name="P81"><text:span text:style-name="T72">– </text:span>Тебе легко говорить! Тебе не разбивали нос и не оскорбляли угрозами!</text:p>
      <text:p text:style-name="P81">– Ты должен понимать, что у Макса были все основания так себя вести. Твоё поведение вызвало подозрения у него, ведь он мало тебя знает. </text:p>
      <text:p text:style-name="P81">К уговорам Селестии присоединилась Флаттершай.</text:p>
      <text:p text:style-name="P81">– Дискорд, миленький, прости его. <text:span text:style-name="T74">Макс хороший. Он просто не знал, что ты тоже хороший...</text:span></text:p>
      <text:p text:style-name="P82">У Дискорда покраснели уши и он засмущался <text:span text:style-name="T75">и заворчал</text:span>.</text:p>
      <text:p text:style-name="P86">– Ну ладно, чего <text:span text:style-name="T75">уж </text:span>там. Успокойтесь... <text:span text:style-name="T75">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span></text:p>
      <text:p text:style-name="P87"><text:span text:style-name="T75">Я </text:span>пропустил «дятла» мимо ушей.</text:p>
      <text:p text:style-name="P102">– <text:span text:style-name="T1">Короче, </text:span><text:span text:style-name="T47">если вкратце, </text:span><text:span text:style-name="T1">дело было так... </text:span><text:span text:style-name="T34">– Дискорд расправил плечи, насколько это было возможно с привязанными к к подлокотникам руками, и начал повествование.</text:span></text:p>
      <text:p text:style-name="P83"/>
      <text:p text:style-name="P103"><text:span text:style-name="T1">То, что наш глубокоуважаемый монарх пребывает в электронном заточении, я </text:span><text:span text:style-name="T35">понял</text:span><text:span text:style-name="T1"> сразу, как только бросил взгляд на серверную в офисе Макса. </text:span><text:span text:style-name="T36">Каюсь, сразу не сообщил об этом. </text:span><text:span text:style-name="T37">Несколькими минутами ранее </text:span><text:span text:style-name="T36">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text:span><text:span text:style-name="T40">случай</text:span><text:span text:style-name="T36">. </text:span></text:p>
      <text:p text:style-name="P103"><text:span text:style-name="T39">Кроме того, – </text:span><text:span text:style-name="T40">скосив взгляд</text:span><text:span text:style-name="T39">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text:span><text:span text:style-name="T40">В любом случае я рассчитывал вернуться как раз перед открытием коридора и освободить Селестию.</text:span></text:p>
      <text:p text:style-name="P104"><text:span text:style-name="T39">Но, всё равно, главной причиной было любопытство!</text:span><text:span text:style-name="T36"> Видите ли, </text:span><text:span text:style-name="T40">коллеги</text:span><text:span text:style-name="T36">, возможность проникнуть в другой мир выпадает далеко не так часто, как в</text:span><text:span text:style-name="T40">а</text:span><text:span text:style-name="T36">м может казаться — это чертовски трудное, не гарантированное, </text:span><text:span text:style-name="T37">опасное</text:span><text:span text:style-name="T36"> и энергетически затратное дело. </text:span><text:span text:style-name="T40">Нам очень повезло, что мы проникли сюда практически без помех. Всё-таки, нам помогали сильнейшие маги Эквестрии, вдобавок, находясь в месте силы. </text:span><text:span text:style-name="T45">Ну и дорога всё-таки проторенная, что немаловажно.</text:span></text:p>
      <text:p text:style-name="P104"><text:soft-page-break/><text:span text:style-name="T40">П</text:span><text:span text:style-name="T36">отому разбрасываться такой возможностью не стоит. </text:span><text:span text:style-name="T37">Если уж теб</text:span><text:span text:style-name="T40">е повезло оказаться в новом мире</text:span><text:span text:style-name="T37"> — исследуй его сполна!..</text:span></text:p>
      <text:p text:style-name="P84">***</text:p>
      <text:p text:style-name="P105"><text:span text:style-name="T76">&lt;</text:span><text:span text:style-name="T37">сюда можно вставить похождения Дискорда — </text:span><text:span text:style-name="T46">вторая неопубликованная глава. Первая — секс с Селестией</text:span><text:span text:style-name="T76">&gt;</text:span></text:p>
      <text:p text:style-name="P85">***</text:p>
      <text:p text:style-name="P85"/>
      <text:p text:style-name="P94"><text:span text:style-name="T32">– </text:span><text:span text:style-name="T1">Развяжите мне, наконец, руки! Или хотя бы одну. </text:span><text:span text:style-name="T45">П</text:span><text:span text:style-name="T1">лечами </text:span><text:span text:style-name="T43">ж</text:span><text:span text:style-name="T1">естикулировать неудобно.... </text:span></text:p>
      <text:p text:style-name="P98">Я развязал Дискорду левую руку.</text:p>
      <text:p text:style-name="P137"><text:span text:style-name="T41">– Ну, отлично. Было интересно послушать</text:span><text:span text:style-name="T40"> </text:span><text:span text:style-name="T41">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text:span><text:span text:style-name="T45">Кому это могло быть выгодно? </text:span><text:span text:style-name="T84">(</text:span><text:span text:style-name="T45">Кроме тебя – додумал я</text:span><text:span text:style-name="T79">)</text:span><text:span text:style-name="T45">.</text:span></text:p>
      <text:p text:style-name="P93"><text:span text:style-name="T41">Д</text:span><text:span text:style-name="T1">искорд принялся разминать затёкшее запястье.</text:span></text:p>
      <text:p text:style-name="P90"><text:span text:style-name="T40">– </text:span><text:span text:style-name="T41">В том-то и </text:span><text:span text:style-name="T45">штука</text:span><text:span text:style-name="T41">, что я не знаю... Кто-то нам противодействует. </text:span><text:span text:style-name="T42">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text:span><text:span text:style-name="T41">Потому я и решил срочно вернуться</text:span><text:span text:style-name="T40">. <text:s/></text:span><text:span text:style-name="T41">То есть сразу </text:span><text:span text:style-name="T43">же</text:span><text:span text:style-name="T41">, как только прочитал </text:span><text:span text:style-name="T38">это ваше письмо. – Дискорд посмотрел на Флаттершай.</text:span></text:p>
      <text:p text:style-name="P91"><text:span text:style-name="T1">– Какое письмо, </text:span><text:span text:style-name="T39">Корди</text:span><text:span text:style-name="T1">? </text:span><text:span text:style-name="T39">– вскинулась до этого зачарованно слушавшая Дискорда Флаттершай.</text:span></text:p>
      <text:p text:style-name="P92"><text:span text:style-name="T1">– Ну ваше же! Вы с Эпплджек написали мне о своих </text:span><text:span text:style-name="T40">мытарствах тут</text:span><text:span text:style-name="T1">. </text:span><text:span text:style-name="T40">Вежливо так написали, спасибо...</text:span></text:p>
      <text:p text:style-name="P98">Флаттершай покрылась пунцовыми пятнами.</text:p>
      <text:p text:style-name="P98">– Я... Мы... – тут она совсем стушевалась.</text:p>
      <text:p text:style-name="P89"><text:span text:style-name="T32">– </text:span><text:span text:style-name="T37">Так а</text:span><text:span text:style-name="T1"> почему ты сказал, что никто не уйдёт в Эквестрию? – </text:span><text:span text:style-name="T37">наконец </text:span><text:span text:style-name="T1">перебила </text:span><text:span text:style-name="T37">Дискорда скуча</text:span><text:span text:style-name="T40">вшая до этого</text:span><text:span text:style-name="T37"> </text:span><text:span text:style-name="T1">Эпплджек.</text:span></text:p>
      <text:p text:style-name="P99">Дискорд уставился на неё долгим взглядом, а потом хлопнул себя по лбу.</text:p>
      <text:p text:style-name="P100">– Аааа, <text:span text:style-name="T78">ну да, </text:span>совсем забыл!!! <text:span text:style-name="T77">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а ещё я учился играть на электрогитаре и заметил, что в местных трёх минутах на два удара метронома меньше, чем в Эквестрии) </text:span><text:span text:style-name="T51">&lt;</text:span><text:span text:style-name="T60">упомянуть, что Дискорд учился играть на гитаре в Эквестрии — брал уроки у Рэйнбоу</text:span><text:span text:style-name="T51">&gt;</text:span><text:span text:style-name="T77">).</text:span><text:span text:style-name="T48"> </text:span><text:span text:style-name="T79">То есть, эквестрийские полгода немного короче местных...</text:span><text:span text:style-name="T50">&lt;</text:span><text:span text:style-name="T59">Тогда и возвращение Макса из Эквестрии тоже должно быть не через мгновение после исхода Макса, а через реальные полгода — </text:span><text:span text:style-name="T61">НО ТОГДА НЕПОНЯТНО, как он без проблем вернулся на работу </text:span><text:span text:style-name="T62">после полугода отсутствия</text:span><text:span text:style-name="T61">???</text:span><text:span text:style-name="T50">&gt;</text:span></text:p>
      <text:p text:style-name="P101">– И что? – продолжила его мысль Эпплджек.</text:p>
      <text:p text:style-name="P101">– Эквестрийские полгода <text:span text:style-name="T81">КО</text:span>-<text:span text:style-name="T81">РО</text:span>-<text:span text:style-name="T81">ЧЕ</text:span> местных. – С нажимом повторил Дискорд. – По моим подсчётам, на два дня.</text:p>
      <text:p text:style-name="P101">– <text:span text:style-name="T80">И</text:span>?!! – До меня уже дошло, но Эпплджек продолжала тупить.</text:p>
      <text:p text:style-name="P101">– Короче, времени у нас осталось что-то около пятнадцати минут. Или около того. – Заявил Дискорд, поднеся к глазам <text:span text:style-name="T82">запястье с массивными часами</text:span>.</text:p>
      <text:p text:style-name="P132">– СКОЛЬКО??? – воскликнули хором я и девушки.</text:p>
      <text:p text:style-name="P133">Дискорд открыл <text:span text:style-name="T83">было </text:span>рот, но его слова заглушил звонок в дверь.</text:p>
      <text:p text:style-name="P134">– ОТКРОЙТЕ, ПОЛИЦИЯ! Вам даётся полминуты, чтобы открыть дверь. Через тридцать секунд дверь будет выбита!</text:p>
      <text:p text:style-name="P134"><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text:span text:style-name="T87">Или охрана таки заметила наши манёвры у двери подъезда, или Влад таки установил себе сигнализацию в последний момент. </text:span></text:p>
      <text:p text:style-name="P134">– На крышу!!! Через окно на кухне! – зашипел Дискорд, отчаянно дёргая узлы свободной рукой.</text:p>
      <text:p text:style-name="P136">Эпплджек, одной рукой сгребя в охапку ноутбук, второй увлекая Флаттершай, кинулась на кухню.</text:p>
      <text:p text:style-name="P135">– А толку? Куда мы с крыши денемся? – спросил я <text:span text:style-name="T85">растерянно</text:span>. <text:span text:style-name="T87">Дискорд только раздражённо зарычал в ответ.</text:span></text:p>
      <text:p text:style-name="P139">Дверь содрогнулась от мощного удара. <text:span text:style-name="T86">Послышался стук падающей штукатурки. Я сломя голову кинулся на кухню.</text:span></text:p>
      <text:p text:style-name="P140">– Развяжи меня, идиот!!! – гаркнул Дискорд.</text:p>
      <text:p text:style-name="P141">Я вернулся и <text:span text:style-name="T88">попытался разрезать петли складным ножом. Нож соскальзывал с синтетических волокон. Дискорд ругнулся сквозь зубы и, вырвав нож у меня из рук</text:span>, <text:span text:style-name="T88">стал пилить узлы сам.</text:span></text:p>
      <text:p text:style-name="P142"><text:span text:style-name="T88">– </text:span>Д<text:span text:style-name="T89">авай</text:span> на крышу! Я догоню! – рявкнул он, освобождая вторую руку.</text:p>
      <text:p text:style-name="P141"><text:span text:style-name="T88">От второго удара дверная коробка крякнула и наполовину въехала в коридор.</text:span> </text:p>
      <text:p text:style-name="P141"><text:span text:style-name="T88">Я бросился на кухню, по пути защёлкнув </text:span>двер<text:span text:style-name="T87">ь</text:span> в прихожу<text:span text:style-name="T89">ю</text:span>. Хоть она и сделана практически из картона, но <text:span text:style-name="T87">на </text:span>пять-десять секунд преследователей <text:span text:style-name="T87">всё же</text:span> задержит.</text:p>
      <text:p text:style-name="P138"/>
      <text:p text:style-name="P125"><text:span text:style-name="T86"/></text:p>
      <text:p text:style-name="P31">&lt;<text:span text:style-name="T53">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52">ц</text:span><text:span text:style-name="T53">-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опять. А дискорд угрожает ему, что тот не вернётся в эквестрию. После чего макс успокаивается и начинает слушать. </text:span></text:p>
      <text:p text:style-name="P37"/>
      <text:p text:style-name="P31"><text:soft-page-break/><text:span text:style-name="T53">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прочувствовал, каково это — быть заточённым в теснейшей темнице, не имея возможности даже пошевелиться. Описывая радость путешествия, дискорд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итое окно доносится рёв сирены (сработала тайная сигнализация Влада). </text:span><text:span text:style-name="T54">&gt;</text:span></text:p>
      <text:p text:style-name="P29"/>
      <text:list xml:id="list203409843169935" text:continue-list="list8580847828523324818" text:style-name="L3">
        <text:list-header>
          <text:p text:style-name="P122"/>
        </text:list-header>
      </text:list>
      <text:p text:style-name="P29">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2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29"/>
      <text:p text:style-name="P29"/>
      <text:p text:style-name="P29"/>
      <text:p text:style-name="P29"/>
      <text:p text:style-name="P29"/>
      <text:p text:style-name="P29">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29">. - Не сейчас. В другой книге.\u003e.\n- Сюда бы Твайлайт. Она бы придумала что-нибудь. - Прошептала Флаттершай.\n- Если бы в проход вошла Твайлайт вмес</text:p>
      <text:p text:style-name="P29">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29">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29"><text:s/>уже здесь торчим?\n- Больше двух недель. Я считаю дни. - Флаттершай безучастно смотрела в <text:soft-page-break/>окно.\n- То есть, у нас осталось меньше недели? - Переспросил</text:p>
      <text:p text:style-name="P29">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29">ться.\n- Дискорд! Я, то есть! - Воскликнул Дискорд. - Нам нужно поторопиться.\nНо дни проходили, а поиски были безрезультатными. Идей ни у кого не было.</text:p>
      <text:p text:style-name="P29"><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29">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29">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29">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29">тками.\n...\nНа экране выскочило знакомое приглашение.\n- Привет, Нексус.\n- Привет.\n- Как самочувствие?\n- Плохо. Чувствую себя не в своей тарелке.\n-</text:p>
      <text:p text:style-name="P29"><text:s/>А где твоя тарелка?\n- В Эквестрии, Макс.\n- Ты???\n- Да, я. Селестия.\n\nТы могла бы и не околдовывать меня. Я и так сделал бы всё, от меня зависящее,</text:p>
      <text:p text:style-name="P29"><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29">твоём случае мне интереснее был процесс, а не результат. Я и так знала, что ты поможешь нам.\n\n- Как мне освободить тебя?\n- Просто выключи комп.\n(ухо</text:p>
      <text:p text:style-name="P29">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29">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29">. Сил Твайлайт и Луны не хватает. Я зависаю в пространстве между мирами - встречаю Анакорна.\nРазговор с Анакорном.\n\n\nЗемля\n\nЯ открыл глаза. Чёрт,</text:p>
      <text:p text:style-name="P29">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29">скиз РД.\nДа, и начну, наконец фантазию. А то всё собираюсь, да времени нет. \nИ назову её... скажем… “Последний Фанфик”...\n\n-\nАнакорн объясняет, поч</text:p>
      <text:p text:style-name="P29">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29">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29">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29">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29"><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29">вестрии (его создали брони, а потом его взял под опеку Анакорн). Но мир Эквестрии, как и любой магический мир, очень нестабилен. Нужна помощь Макса в ст</text:p>
      <text:p text:style-name="P29"><text:soft-page-break/>абилизации.\nСильнейшие демиурги создают миры с нуля, но Анакорн не из таких</text:p>
      <text:p text:style-name="P29"/>
      <text:p text:style-name="P30">&lt;<text:span text:style-name="T1">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spa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07-17T20:34:09.616000000</dc:date>
    <meta:editing-duration>P18DT16H50M45S</meta:editing-duration>
    <meta:editing-cycles>114</meta:editing-cycles>
    <meta:generator>LibreOffice/4.1.2.3$Windows_x86 LibreOffice_project/40b2d7fde7e8d2d7bc5a449dc65df4d08a7dd38</meta:generator>
    <meta:document-statistic meta:table-count="0" meta:image-count="0" meta:object-count="0" meta:page-count="63" meta:paragraph-count="517" meta:word-count="36612" meta:character-count="248355" meta:non-whitespace-character-count="211886"/>
  </office:meta>
</office:document-meta>
</file>